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2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olumn52" style:family="table-column">
      <style:table-column-properties style:column-width="1.0416in" style:use-optimal-column-width="false"/>
    </style:style>
    <style:style style:name="TableColumn53" style:family="table-column">
      <style:table-column-properties style:column-width="5.6513in" style:use-optimal-column-width="false"/>
    </style:style>
    <style:style style:name="Table51" style:family="table">
      <style:table-properties style:width="6.693in" fo:margin-left="-0.0125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Column75" style:family="table-column">
      <style:table-column-properties style:column-width="3.3458in" style:use-optimal-column-width="false"/>
    </style:style>
    <style:style style:name="TableColumn76" style:family="table-column">
      <style:table-column-properties style:column-width="3.3472in" style:use-optimal-column-width="false"/>
    </style:style>
    <style:style style:name="Table74" style:family="table">
      <style:table-properties style:width="6.693in" fo:margin-left="-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145in" style:use-optimal-column-width="false"/>
    </style:style>
    <style:style style:name="TableColumn109" style:family="table-column">
      <style:table-column-properties style:column-width="5.602in" style:use-optimal-column-width="false"/>
    </style:style>
    <style:style style:name="Table107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1.0256in" style:use-optimal-column-width="false"/>
    </style:style>
    <style:style style:name="TableColumn121" style:family="table-column">
      <style:table-column-properties style:column-width="5.5909in" style:use-optimal-column-width="false"/>
    </style:style>
    <style:style style:name="Table119" style:family="table">
      <style:table-properties style:width="6.616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2" style:family="table-column">
      <style:table-column-properties style:column-width="1.0361in" style:use-optimal-column-width="false"/>
    </style:style>
    <style:style style:name="TableColumn133" style:family="table-column">
      <style:table-column-properties style:column-width="5.5861in" style:use-optimal-column-width="false"/>
    </style:style>
    <style:style style:name="Table131" style:family="table">
      <style:table-properties style:width="6.622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list-style-name="LFO2" style:family="paragraph">
      <style:text-properties fo:font-size="8pt" style:font-size-asian="8pt" style:font-size-complex="8pt"/>
    </style:style>
    <style:style style:name="P142" style:parent-style-name="TableContents" style:list-style-name="LFO2" style:family="paragraph">
      <style:text-properties fo:font-size="8pt" style:font-size-asian="8pt" style:font-size-complex="8pt"/>
    </style:style>
    <style:style style:name="P143" style:parent-style-name="TableContents" style:list-style-name="LFO2" style:family="paragraph">
      <style:text-properties fo:font-size="8pt" style:font-size-asian="8pt" style:font-size-complex="8pt"/>
    </style:style>
    <style:style style:name="P144" style:parent-style-name="TableContents" style:list-style-name="LFO2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list-style-name="LFO14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list-style-name="LFO14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list-style-name="LFO14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list-style-name="LFO14" style:family="paragraph">
      <style:text-properties fo:font-size="8pt" style:font-size-asian="8pt" style:font-size-complex="8pt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14" style:family="paragraph">
      <style:text-properties fo:font-size="8pt" style:font-size-asian="8pt" style:font-size-complex="8pt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P157" style:parent-style-name="TableContents" style:list-style-name="LFO14" style:family="paragraph">
      <style:text-properties fo:font-size="8pt" style:font-size-asian="8pt" style:font-size-complex="8pt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14" style:family="paragraph">
      <style:text-properties fo:font-size="8pt" style:font-size-asian="8pt" style:font-size-complex="8pt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P161" style:parent-style-name="TableContents" style:list-style-name="LFO14" style:family="paragraph">
      <style:text-properties fo:font-size="8pt" style:font-size-asian="8pt" style:font-size-complex="8pt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P163" style:parent-style-name="TableContents" style:list-style-name="LFO14" style:family="paragraph">
      <style:text-properties fo:font-size="8pt" style:font-size-asian="8pt" style:font-size-complex="8pt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list-style-name="LFO14" style:family="paragraph">
      <style:text-properties fo:font-size="8pt" style:font-size-asian="8pt" style:font-size-complex="8pt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14" style:family="paragraph">
      <style:text-properties fo:font-size="8pt" style:font-size-asian="8pt" style:font-size-complex="8pt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14" style:family="paragraph">
      <style:text-properties fo:font-size="8pt" style:font-size-asian="8pt" style:font-size-complex="8pt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14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14" style:family="paragraph">
      <style:text-properties fo:font-size="8pt" style:font-size-asian="8pt" style:font-size-complex="8pt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P175" style:parent-style-name="TableContents" style:list-style-name="LFO14" style:family="paragraph">
      <style:text-properties fo:font-size="8pt" style:font-size-asian="8pt" style:font-size-complex="8pt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P177" style:parent-style-name="TableContents" style:list-style-name="LFO14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14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14" style:family="paragraph">
      <style:text-properties fo:font-size="8pt" style:font-size-asian="8pt" style:font-size-complex="8pt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14" style:family="paragraph">
      <style:text-properties fo:font-size="8pt" style:font-size-asian="8pt" style:font-size-complex="8pt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P185" style:parent-style-name="TableContents" style:list-style-name="LFO14" style:family="paragraph">
      <style:text-properties fo:font-size="8pt" style:font-size-asian="8pt" style:font-size-complex="8pt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P187" style:parent-style-name="TableContents" style:list-style-name="LFO14" style:family="paragraph">
      <style:text-properties fo:font-size="8pt" style:font-size-asian="8pt" style:font-size-complex="8pt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P189" style:parent-style-name="TableContents" style:list-style-name="LFO14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14" style:family="paragraph">
      <style:text-properties fo:font-size="8pt" style:font-size-asian="8pt" style:font-size-complex="8pt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P193" style:parent-style-name="TableContents" style:list-style-name="LFO14" style:family="paragraph">
      <style:text-properties fo:font-size="8pt" style:font-size-asian="8pt" style:font-size-complex="8pt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P195" style:parent-style-name="TableContents" style:list-style-name="LFO14" style:family="paragraph">
      <style:text-properties fo:font-size="8pt" style:font-size-asian="8pt" style:font-size-complex="8pt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6" style:family="table-column">
      <style:table-column-properties style:column-width="3.3048in" style:use-optimal-column-width="false"/>
    </style:style>
    <style:style style:name="TableColumn207" style:family="table-column">
      <style:table-column-properties style:column-width="3.3048in" style:use-optimal-column-width="false"/>
    </style:style>
    <style:style style:name="Table205" style:family="table">
      <style:table-properties style:width="6.6097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list-style-name="LFO11" style:family="paragraph">
      <style:text-properties fo:font-size="8pt" style:font-size-asian="8pt" style:font-size-complex="8pt"/>
    </style:style>
    <style:style style:name="P239" style:parent-style-name="TableContents" style:list-style-name="LFO11" style:family="paragraph">
      <style:text-properties fo:font-size="8pt" style:font-size-asian="8pt" style:font-size-complex="8pt"/>
    </style:style>
    <style:style style:name="P240" style:parent-style-name="TableContents" style:list-style-name="LFO11" style:family="paragraph">
      <style:text-properties fo:font-size="8pt" style:font-size-asian="8pt" style:font-size-complex="8pt"/>
    </style:style>
    <style:style style:name="P241" style:parent-style-name="TableContents" style:list-style-name="LFO11" style:family="paragraph">
      <style:text-properties fo:font-size="8pt" style:font-size-asian="8pt" style:font-size-complex="8pt"/>
    </style:style>
    <style:style style:name="P242" style:parent-style-name="TableContents" style:list-style-name="LFO11" style:family="paragraph">
      <style:text-properties fo:font-size="8pt" style:font-size-asian="8pt" style:font-size-complex="8pt"/>
    </style:style>
    <style:style style:name="P243" style:parent-style-name="TableContents" style:list-style-name="LFO11" style:family="paragraph">
      <style:text-properties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7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8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9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0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1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Párrafodelista" style:list-style-name="LFO12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8" style:parent-style-name="TableContents" style:list-style-name="LFO12" style:family="paragraph">
      <style:text-properties fo:font-size="8pt" style:font-size-asian="8pt" style:font-size-complex="8pt"/>
    </style:style>
    <style:style style:name="P289" style:parent-style-name="TableContents" style:list-style-name="LFO12" style:family="paragraph">
      <style:text-properties fo:font-size="8pt" style:font-size-asian="8pt" style:font-size-complex="8pt"/>
    </style:style>
    <style:style style:name="P290" style:parent-style-name="TableContents" style:list-style-name="LFO12" style:family="paragraph"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ableContents" style:family="paragraph">
      <style:text-properties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300" style:parent-style-name="Fuentedepárrafopredeter." style:family="text">
      <style:text-properties fo:font-size="8pt" style:font-size-asian="8pt" style:font-size-complex="8pt"/>
    </style:style>
    <style:style style:name="T301" style:parent-style-name="Fuentedepárrafopredeter." style:family="text">
      <style:text-properties fo:font-size="8pt" style:font-size-asian="8pt" style:font-size-complex="8pt" fo:background-color="#FFFF00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ableContents" style:family="paragraph">
      <style:text-properties fo:font-size="8pt" style:font-size-asian="8pt" style:font-size-complex="8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ableContents" style:family="paragraph"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P3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4" style:family="table-column">
      <style:table-column-properties style:column-width="3.3048in" style:use-optimal-column-width="false"/>
    </style:style>
    <style:style style:name="TableColumn325" style:family="table-column">
      <style:table-column-properties style:column-width="3.3048in" style:use-optimal-column-width="false"/>
    </style:style>
    <style:style style:name="Table323" style:family="table">
      <style:table-properties style:width="6.6097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9" style:parent-style-name="TableContents" style:family="paragraph">
      <style:text-properties fo:font-size="8pt" style:font-size-asian="8pt" style:font-size-complex="8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ableContents" style:family="paragraph">
      <style:text-properties fo:font-size="8pt" style:font-size-asian="8pt" style:font-size-complex="8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TableContents" style:family="paragraph">
      <style:text-properties fo:font-size="8pt" style:font-size-asian="8pt" style:font-size-complex="8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ableContents" style:family="paragraph">
      <style:text-properties fo:font-size="8pt" style:font-size-asian="8pt" style:font-size-complex="8pt"/>
    </style:style>
    <style:style style:name="P3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4" style:family="table-column">
      <style:table-column-properties style:column-width="3.3048in" style:use-optimal-column-width="false"/>
    </style:style>
    <style:style style:name="TableColumn345" style:family="table-column">
      <style:table-column-properties style:column-width="3.3048in" style:use-optimal-column-width="false"/>
    </style:style>
    <style:style style:name="Table343" style:family="table">
      <style:table-properties style:width="6.6097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ableContents" style:family="paragraph"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ableContents" style:family="paragraph">
      <style:text-properties fo:font-size="8pt" style:font-size-asian="8pt" style:font-size-complex="8pt"/>
    </style:style>
    <style:style style:name="P3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3" style:family="table-column">
      <style:table-column-properties style:column-width="3.3048in" style:use-optimal-column-width="false"/>
    </style:style>
    <style:style style:name="TableColumn364" style:family="table-column">
      <style:table-column-properties style:column-width="3.3048in" style:use-optimal-column-width="false"/>
    </style:style>
    <style:style style:name="Table362" style:family="table">
      <style:table-properties style:width="6.6097in" fo:margin-left="0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ableContents" style:family="paragraph">
      <style:text-properties fo:font-size="8pt" style:font-size-asian="8pt" style:font-size-complex="8pt"/>
    </style:style>
    <style:style style:name="P3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7" style:family="table-column">
      <style:table-column-properties style:column-width="3.3048in" style:use-optimal-column-width="false"/>
    </style:style>
    <style:style style:name="TableColumn378" style:family="table-column">
      <style:table-column-properties style:column-width="3.3048in" style:use-optimal-column-width="false"/>
    </style:style>
    <style:style style:name="Table376" style:family="table">
      <style:table-properties style:width="6.6097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ableContents" style:family="paragraph">
      <style:text-properties fo:font-size="8pt" style:font-size-asian="8pt" style:font-size-complex="8pt"/>
    </style:style>
    <style:style style:name="P3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1" style:family="table-column">
      <style:table-column-properties style:column-width="3.3048in" style:use-optimal-column-width="false"/>
    </style:style>
    <style:style style:name="TableColumn392" style:family="table-column">
      <style:table-column-properties style:column-width="3.3048in" style:use-optimal-column-width="false"/>
    </style:style>
    <style:style style:name="Table390" style:family="table">
      <style:table-properties style:width="6.6097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ableContents" style:family="paragraph">
      <style:text-properties fo:font-size="8pt" style:font-size-asian="8pt" style:font-size-complex="8pt"/>
    </style:style>
    <style:style style:name="P400" style:parent-style-name="TableContents" style:list-style-name="LFO13" style:family="paragraph">
      <style:text-properties fo:font-size="8pt" style:font-size-asian="8pt" style:font-size-complex="8pt"/>
    </style:style>
    <style:style style:name="P401" style:parent-style-name="TableContents" style:list-style-name="LFO13" style:family="paragraph">
      <style:text-properties fo:font-size="8pt" style:font-size-asian="8pt" style:font-size-complex="8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8" style:family="table-column">
      <style:table-column-properties style:column-width="3.3048in" style:use-optimal-column-width="false"/>
    </style:style>
    <style:style style:name="TableColumn409" style:family="table-column">
      <style:table-column-properties style:column-width="3.3048in" style:use-optimal-column-width="false"/>
    </style:style>
    <style:style style:name="Table407" style:family="table">
      <style:table-properties style:width="6.6097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ableContents" style:family="paragraph">
      <style:text-properties fo:font-size="8pt" style:font-size-asian="8pt" style:font-size-complex="8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TableContents" style:family="paragraph">
      <style:text-properties fo:font-size="8pt" style:font-size-asian="8pt" style:font-size-complex="8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ableContents" style:family="paragraph">
      <style:text-properties fo:font-size="8pt" style:font-size-asian="8pt" style:font-size-complex="8pt"/>
    </style:style>
    <style:style style:name="P4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7" style:family="table-column">
      <style:table-column-properties style:column-width="3.3048in" style:use-optimal-column-width="false"/>
    </style:style>
    <style:style style:name="TableColumn428" style:family="table-column">
      <style:table-column-properties style:column-width="3.3048in" style:use-optimal-column-width="false"/>
    </style:style>
    <style:style style:name="Table426" style:family="table">
      <style:table-properties style:width="6.6097in" fo:margin-left="0in" table:align="lef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ableContents" style:family="paragraph">
      <style:text-properties fo:font-size="8pt" style:font-size-asian="8pt" style:font-size-complex="8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ableContents" style:family="paragraph">
      <style:text-properties fo:font-size="8pt" style:font-size-asian="8pt" style:font-size-complex="8pt"/>
    </style:style>
    <style:style style:name="P4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6" style:family="table-column">
      <style:table-column-properties style:column-width="3.3048in" style:use-optimal-column-width="false"/>
    </style:style>
    <style:style style:name="TableColumn447" style:family="table-column">
      <style:table-column-properties style:column-width="3.3048in" style:use-optimal-column-width="false"/>
    </style:style>
    <style:style style:name="Table445" style:family="table">
      <style:table-properties style:width="6.6097in" fo:margin-left="0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TableContents" style:family="paragraph">
      <style:text-properties fo:font-size="8pt" style:font-size-asian="8pt" style:font-size-complex="8pt"/>
    </style:style>
    <style:style style:name="P4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0" style:family="table-column">
      <style:table-column-properties style:column-width="3.3048in" style:use-optimal-column-width="false"/>
    </style:style>
    <style:style style:name="TableColumn461" style:family="table-column">
      <style:table-column-properties style:column-width="3.3048in" style:use-optimal-column-width="false"/>
    </style:style>
    <style:style style:name="Table459" style:family="table">
      <style:table-properties style:width="6.6097in" fo:margin-left="0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ableContents" style:family="paragraph">
      <style:text-properties fo:font-size="8pt" style:font-size-asian="8pt" style:font-size-complex="8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ableContents" style:family="paragraph">
      <style:text-properties fo:font-size="8pt" style:font-size-asian="8pt" style:font-size-complex="8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ableContents" style:family="paragraph">
      <style:text-properties fo:font-size="8pt" style:font-size-asian="8pt" style:font-size-complex="8pt"/>
    </style:style>
    <style:style style:name="P47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0" style:family="table-column">
      <style:table-column-properties style:column-width="3.3048in" style:use-optimal-column-width="false"/>
    </style:style>
    <style:style style:name="TableColumn481" style:family="table-column">
      <style:table-column-properties style:column-width="3.3048in" style:use-optimal-column-width="false"/>
    </style:style>
    <style:style style:name="Table479" style:family="table">
      <style:table-properties style:width="6.6097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ableContents" style:family="paragraph">
      <style:text-properties fo:font-size="8pt" style:font-size-asian="8pt" style:font-size-complex="8pt"/>
    </style:style>
    <style:style style:name="P4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4" style:family="table-column">
      <style:table-column-properties style:column-width="3.3048in" style:use-optimal-column-width="false"/>
    </style:style>
    <style:style style:name="TableColumn495" style:family="table-column">
      <style:table-column-properties style:column-width="3.3048in" style:use-optimal-column-width="false"/>
    </style:style>
    <style:style style:name="Table493" style:family="table">
      <style:table-properties style:width="6.6097in" fo:margin-left="0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ableContents" style:family="paragraph">
      <style:text-properties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ableContents" style:family="paragraph">
      <style:text-properties fo:font-size="8pt" style:font-size-asian="8pt" style:font-size-complex="8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ableContents" style:family="paragraph">
      <style:text-properties fo:font-size="8pt" style:font-size-asian="8pt" style:font-size-complex="8pt"/>
    </style:style>
    <style:style style:name="P5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3" style:family="table-column">
      <style:table-column-properties style:column-width="3.3048in" style:use-optimal-column-width="false"/>
    </style:style>
    <style:style style:name="TableColumn514" style:family="table-column">
      <style:table-column-properties style:column-width="3.3048in" style:use-optimal-column-width="false"/>
    </style:style>
    <style:style style:name="Table512" style:family="table">
      <style:table-properties style:width="6.6097in" fo:margin-left="0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ableContents" style:family="paragraph">
      <style:text-properties fo:font-size="8pt" style:font-size-asian="8pt" style:font-size-complex="8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ableContents" style:family="paragraph">
      <style:text-properties fo:font-size="8pt" style:font-size-asian="8pt" style:font-size-complex="8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TableContents" style:family="paragraph">
      <style:text-properties fo:font-size="8pt" style:font-size-asian="8pt" style:font-size-complex="8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TableContents" style:family="paragraph">
      <style:text-properties fo:font-size="8pt" style:font-size-asian="8pt" style:font-size-complex="8pt"/>
    </style:style>
    <style:style style:name="P5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8" style:family="table-column">
      <style:table-column-properties style:column-width="3.3048in" style:use-optimal-column-width="false"/>
    </style:style>
    <style:style style:name="TableColumn539" style:family="table-column">
      <style:table-column-properties style:column-width="3.3048in" style:use-optimal-column-width="false"/>
    </style:style>
    <style:style style:name="Table537" style:family="table">
      <style:table-properties style:width="6.6097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ableContents" style:family="paragraph">
      <style:text-properties fo:font-size="8pt" style:font-size-asian="8pt" style:font-size-complex="8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ableContents" style:family="paragraph">
      <style:text-properties fo:font-size="8pt" style:font-size-asian="8pt" style:font-size-complex="8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TableContents" style:family="paragraph">
      <style:text-properties fo:font-size="8pt" style:font-size-asian="8pt" style:font-size-complex="8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TableContents" style:family="paragraph">
      <style:text-properties fo:font-size="8pt" style:font-size-asian="8pt" style:font-size-complex="8pt"/>
    </style:style>
    <style:style style:name="P5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2" style:family="table-column">
      <style:table-column-properties style:column-width="3.3048in" style:use-optimal-column-width="false"/>
    </style:style>
    <style:style style:name="TableColumn563" style:family="table-column">
      <style:table-column-properties style:column-width="3.3048in" style:use-optimal-column-width="false"/>
    </style:style>
    <style:style style:name="Table561" style:family="table">
      <style:table-properties style:width="6.6097in" fo:margin-left="0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TableContents" style:family="paragraph">
      <style:text-properties fo:font-size="8pt" style:font-size-asian="8pt" style:font-size-complex="8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6" style:family="table-column">
      <style:table-column-properties style:column-width="3.3048in" style:use-optimal-column-width="false"/>
    </style:style>
    <style:style style:name="TableColumn577" style:family="table-column">
      <style:table-column-properties style:column-width="3.3048in" style:use-optimal-column-width="false"/>
    </style:style>
    <style:style style:name="Table575" style:family="table">
      <style:table-properties style:width="6.6097in" fo:margin-left="0in" table:align="lef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ableContents" style:family="paragraph">
      <style:text-properties fo:font-size="8pt" style:font-size-asian="8pt" style:font-size-complex="8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ableContents" style:family="paragraph">
      <style:text-properties fo:font-size="8pt" style:font-size-asian="8pt" style:font-size-complex="8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TableContents" style:family="paragraph">
      <style:text-properties fo:font-size="8pt" style:font-size-asian="8pt" style:font-size-complex="8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TableContents" style:family="paragraph">
      <style:text-properties fo:font-size="8pt" style:font-size-asian="8pt" style:font-size-complex="8pt"/>
    </style:style>
    <style:style style:name="P5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6" style:family="table-column">
      <style:table-column-properties style:column-width="3.3048in" style:use-optimal-column-width="false"/>
    </style:style>
    <style:style style:name="TableColumn607" style:family="table-column">
      <style:table-column-properties style:column-width="3.3048in" style:use-optimal-column-width="false"/>
    </style:style>
    <style:style style:name="Table605" style:family="table">
      <style:table-properties style:width="6.6097in" fo:margin-left="0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TableContents" style:family="paragraph">
      <style:text-properties fo:font-size="8pt" style:font-size-asian="8pt" style:font-size-complex="8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TableContents" style:family="paragraph">
      <style:text-properties fo:font-size="8pt" style:font-size-asian="8pt" style:font-size-complex="8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TableContents" style:family="paragraph">
      <style:text-properties fo:font-size="8pt" style:font-size-asian="8pt" style:font-size-complex="8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TableContents" style:family="paragraph">
      <style:text-properties fo:font-size="8pt" style:font-size-asian="8pt" style:font-size-complex="8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TableContents" style:family="paragraph">
      <style:text-properties fo:font-size="8pt" style:font-size-asian="8pt" style:font-size-complex="8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TableContents" style:family="paragraph">
      <style:text-properties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TableContents" style:family="paragraph">
      <style:text-properties fo:font-size="8pt" style:font-size-asian="8pt" style:font-size-complex="8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TableContents" style:family="paragraph">
      <style:text-properties fo:font-size="8pt" style:font-size-asian="8pt" style:font-size-complex="8pt"/>
    </style:style>
    <style:style style:name="P6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35" style:family="table-column">
      <style:table-column-properties style:column-width="3.3048in" style:use-optimal-column-width="false"/>
    </style:style>
    <style:style style:name="TableColumn636" style:family="table-column">
      <style:table-column-properties style:column-width="3.3048in" style:use-optimal-column-width="false"/>
    </style:style>
    <style:style style:name="Table634" style:family="table">
      <style:table-properties style:width="6.6097in" fo:margin-left="0in" table:align="lef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TableContents" style:family="paragraph">
      <style:text-properties fo:font-size="8pt" style:font-size-asian="8pt" style:font-size-complex="8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TableContents" style:family="paragraph">
      <style:text-properties fo:font-size="8pt" style:font-size-asian="8pt" style:font-size-complex="8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TableContents" style:family="paragraph">
      <style:text-properties fo:font-size="8pt" style:font-size-asian="8pt" style:font-size-complex="8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TableContents" style:family="paragraph">
      <style:text-properties fo:font-size="8pt" style:font-size-asian="8pt" style:font-size-complex="8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TableContents" style:family="paragraph">
      <style:text-properties fo:font-size="8pt" style:font-size-asian="8pt" style:font-size-complex="8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TableContents" style:family="paragraph">
      <style:text-properties fo:font-size="8pt" style:font-size-asian="8pt" style:font-size-complex="8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TableContents" style:family="paragraph">
      <style:text-properties fo:font-size="8pt" style:font-size-asian="8pt" style:font-size-complex="8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TableContents" style:family="paragraph">
      <style:text-properties fo:font-size="8pt" style:font-size-asian="8pt" style:font-size-complex="8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TableContents" style:family="paragraph">
      <style:text-properties fo:font-size="8pt" style:font-size-asian="8pt" style:font-size-complex="8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TableContents" style:family="paragraph">
      <style:text-properties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TableContents" style:family="paragraph">
      <style:text-properties fo:font-size="8pt" style:font-size-asian="8pt" style:font-size-complex="8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TableContents" style:family="paragraph">
      <style:text-properties fo:font-size="8pt" style:font-size-asian="8pt" style:font-size-complex="8pt"/>
    </style:style>
    <style:style style:name="P6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74" style:family="table-column">
      <style:table-column-properties style:column-width="3.3048in" style:use-optimal-column-width="false"/>
    </style:style>
    <style:style style:name="TableColumn675" style:family="table-column">
      <style:table-column-properties style:column-width="3.3048in" style:use-optimal-column-width="false"/>
    </style:style>
    <style:style style:name="Table673" style:family="table">
      <style:table-properties style:width="6.6097in" fo:margin-left="0in" table:align="lef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TableContents" style:family="paragraph">
      <style:text-properties fo:font-size="8pt" style:font-size-asian="8pt" style:font-size-complex="8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TableContents" style:family="paragraph">
      <style:text-properties fo:font-size="8pt" style:font-size-asian="8pt" style:font-size-complex="8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TableContents" style:family="paragraph">
      <style:text-properties fo:font-size="8pt" style:font-size-asian="8pt" style:font-size-complex="8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TableContents" style:family="paragraph">
      <style:text-properties fo:font-size="8pt" style:font-size-asian="8pt" style:font-size-complex="8pt"/>
    </style:style>
    <style:style style:name="P6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3" style:family="table-column">
      <style:table-column-properties style:column-width="3.3048in" style:use-optimal-column-width="false"/>
    </style:style>
    <style:style style:name="TableColumn694" style:family="table-column">
      <style:table-column-properties style:column-width="3.3048in" style:use-optimal-column-width="false"/>
    </style:style>
    <style:style style:name="Table692" style:family="table">
      <style:table-properties style:width="6.6097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TableContents" style:family="paragraph">
      <style:text-properties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TableContents" style:family="paragraph">
      <style:text-properties fo:font-size="8pt" style:font-size-asian="8pt" style:font-size-complex="8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TableContents" style:family="paragraph">
      <style:text-properties fo:font-size="8pt" style:font-size-asian="8pt" style:font-size-complex="8pt"/>
    </style:style>
    <style:style style:name="P7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12" style:family="table-column">
      <style:table-column-properties style:column-width="3.3048in" style:use-optimal-column-width="false"/>
    </style:style>
    <style:style style:name="TableColumn713" style:family="table-column">
      <style:table-column-properties style:column-width="3.3048in" style:use-optimal-column-width="false"/>
    </style:style>
    <style:style style:name="Table711" style:family="table">
      <style:table-properties style:width="6.6097in" fo:margin-left="0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TableContents" style:family="paragraph">
      <style:text-properties fo:font-size="8pt" style:font-size-asian="8pt" style:font-size-complex="8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TableContents" style:family="paragraph">
      <style:text-properties fo:font-size="8pt" style:font-size-asian="8pt" style:font-size-complex="8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TableContents" style:family="paragraph">
      <style:text-properties fo:font-size="8pt" style:font-size-asian="8pt" style:font-size-complex="8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TableContents" style:family="paragraph">
      <style:text-properties fo:font-size="8pt" style:font-size-asian="8pt" style:font-size-complex="8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TableContents" style:family="paragraph">
      <style:text-properties fo:font-size="8pt" style:font-size-asian="8pt" style:font-size-complex="8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TableContents" style:family="paragraph">
      <style:text-properties fo:font-size="8pt" style:font-size-asian="8pt" style:font-size-complex="8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TableContents" style:family="paragraph">
      <style:text-properties fo:font-size="8pt" style:font-size-asian="8pt" style:font-size-complex="8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TableContents" style:family="paragraph">
      <style:text-properties fo:font-size="8pt" style:font-size-asian="8pt" style:font-size-complex="8p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TableContents" style:family="paragraph">
      <style:text-properties fo:font-size="8pt" style:font-size-asian="8pt" style:font-size-complex="8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TableContents" style:family="paragraph"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TableContents" style:family="paragraph">
      <style:text-properties fo:font-size="8pt" style:font-size-asian="8pt" style:font-size-complex="8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TableContents" style:family="paragraph">
      <style:text-properties fo:font-size="8pt" style:font-size-asian="8pt" style:font-size-complex="8pt"/>
    </style:style>
    <style:style style:name="P7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1" style:family="table-column">
      <style:table-column-properties style:column-width="3.3048in" style:use-optimal-column-width="false"/>
    </style:style>
    <style:style style:name="TableColumn752" style:family="table-column">
      <style:table-column-properties style:column-width="3.3048in" style:use-optimal-column-width="false"/>
    </style:style>
    <style:style style:name="Table750" style:family="table">
      <style:table-properties style:width="6.6097in" fo:margin-left="0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TableContents" style:family="paragraph">
      <style:text-properties fo:font-size="8pt" style:font-size-asian="8pt" style:font-size-complex="8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TableContents" style:family="paragraph">
      <style:text-properties fo:font-size="8pt" style:font-size-asian="8pt" style:font-size-complex="8pt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TableContents" style:family="paragraph">
      <style:text-properties fo:font-size="8pt" style:font-size-asian="8pt" style:font-size-complex="8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TableContents" style:family="paragraph">
      <style:text-properties fo:font-size="8pt" style:font-size-asian="8pt" style:font-size-complex="8p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TableContents" style:family="paragraph">
      <style:text-properties fo:font-size="8pt" style:font-size-asian="8pt" style:font-size-complex="8pt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TableContents" style:family="paragraph">
      <style:text-properties fo:font-size="8pt" style:font-size-asian="8pt" style:font-size-complex="8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TableContents" style:family="paragraph">
      <style:text-properties fo:font-size="8pt" style:font-size-asian="8pt" style:font-size-complex="8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TableContents" style:family="paragraph">
      <style:text-properties fo:font-size="8pt" style:font-size-asian="8pt" style:font-size-complex="8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TableContents" style:family="paragraph">
      <style:text-properties fo:font-size="8pt" style:font-size-asian="8pt" style:font-size-complex="8pt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TableContents" style:family="paragraph">
      <style:text-properties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TableContents" style:family="paragraph">
      <style:text-properties fo:font-size="8pt" style:font-size-asian="8pt" style:font-size-complex="8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TableContents" style:family="paragraph">
      <style:text-properties fo:font-size="8pt" style:font-size-asian="8pt" style:font-size-complex="8pt"/>
    </style:style>
    <style:style style:name="P7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90" style:family="table-column">
      <style:table-column-properties style:column-width="3.3048in" style:use-optimal-column-width="false"/>
    </style:style>
    <style:style style:name="TableColumn791" style:family="table-column">
      <style:table-column-properties style:column-width="3.3048in" style:use-optimal-column-width="false"/>
    </style:style>
    <style:style style:name="Table789" style:family="table">
      <style:table-properties style:width="6.6097in" fo:margin-left="0in" table:align="lef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TableContents" style:family="paragraph">
      <style:text-properties fo:font-size="8pt" style:font-size-asian="8pt" style:font-size-complex="8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TableContents" style:family="paragraph">
      <style:text-properties fo:font-size="8pt" style:font-size-asian="8pt" style:font-size-complex="8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TableContents" style:family="paragraph"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TableContents" style:family="paragraph">
      <style:text-properties fo:font-size="8pt" style:font-size-asian="8pt" style:font-size-complex="8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TableContents" style:family="paragraph">
      <style:text-properties fo:font-size="8pt" style:font-size-asian="8pt" style:font-size-complex="8pt"/>
    </style:style>
    <style:style style:name="P8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5" style:family="table-column">
      <style:table-column-properties style:column-width="3.3048in" style:use-optimal-column-width="false"/>
    </style:style>
    <style:style style:name="TableColumn816" style:family="table-column">
      <style:table-column-properties style:column-width="3.3048in" style:use-optimal-column-width="false"/>
    </style:style>
    <style:style style:name="Table814" style:family="table">
      <style:table-properties style:width="6.6097in" fo:margin-left="0in" table:align="lef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TableContents" style:family="paragraph">
      <style:text-properties fo:font-size="8pt" style:font-size-asian="8pt" style:font-size-complex="8pt"/>
    </style:style>
    <style:style style:name="P8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9" style:family="table-column">
      <style:table-column-properties style:column-width="3.3048in" style:use-optimal-column-width="false"/>
    </style:style>
    <style:style style:name="TableColumn830" style:family="table-column">
      <style:table-column-properties style:column-width="3.3048in" style:use-optimal-column-width="false"/>
    </style:style>
    <style:style style:name="Table828" style:family="table">
      <style:table-properties style:width="6.6097in" fo:margin-left="0in" table:align="lef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TableContents" style:family="paragraph">
      <style:text-properties fo:font-size="8pt" style:font-size-asian="8pt" style:font-size-complex="8pt"/>
    </style:style>
    <style:style style:name="P8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3" style:family="table-column">
      <style:table-column-properties style:column-width="3.3048in" style:use-optimal-column-width="false"/>
    </style:style>
    <style:style style:name="TableColumn844" style:family="table-column">
      <style:table-column-properties style:column-width="3.3048in" style:use-optimal-column-width="false"/>
    </style:style>
    <style:style style:name="Table842" style:family="table">
      <style:table-properties style:width="6.6097in" fo:margin-left="0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TableContents" style:family="paragraph">
      <style:text-properties fo:font-size="8pt" style:font-size-asian="8pt" style:font-size-complex="8pt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TableContents" style:family="paragraph">
      <style:text-properties fo:font-size="8pt" style:font-size-asian="8pt" style:font-size-complex="8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TableContents" style:family="paragraph">
      <style:text-properties fo:font-size="8pt" style:font-size-asian="8pt" style:font-size-complex="8pt"/>
    </style:style>
    <style:style style:name="P8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font-size="8pt" style:font-size-asian="8pt" style:font-size-complex="8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7" style:parent-style-name="Fuentedepárrafopredeter." style:family="text">
      <style:text-properties fo:font-size="8pt" style:font-size-asian="8pt" style:font-size-complex="8pt"/>
    </style:style>
    <style:style style:name="T868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fo:font-size="8pt" style:font-size-asian="8pt" style:font-size-complex="8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fo:font-size="8pt" style:font-size-asian="8pt" style:font-size-complex="8pt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Standard" style:family="paragraph">
      <style:text-properties fo:font-size="8pt" style:font-size-asian="8pt" style:font-size-complex="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fo:font-size="8pt" style:font-size-asian="8pt" style:font-size-complex="8p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fo:font-size="8pt" style:font-size-asian="8pt" style:font-size-complex="8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95" style:parent-style-name="Normal" style:family="paragraph">
      <style:text-properties text:display="none"/>
    </style:style>
    <style:style style:name="TableColumn897" style:family="table-column">
      <style:table-column-properties style:column-width="0.5013in" style:use-optimal-column-width="false"/>
    </style:style>
    <style:style style:name="TableColumn898" style:family="table-column">
      <style:table-column-properties style:column-width="0.6263in" style:use-optimal-column-width="false"/>
    </style:style>
    <style:style style:name="TableColumn899" style:family="table-column">
      <style:table-column-properties style:column-width="1.1659in" style:use-optimal-column-width="false"/>
    </style:style>
    <style:style style:name="TableColumn900" style:family="table-column">
      <style:table-column-properties style:column-width="4.3993in" style:use-optimal-column-width="false"/>
    </style:style>
    <style:style style:name="Table896" style:family="table">
      <style:table-properties style:width="6.693in" fo:margin-left="-0.009in" table:align="lef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center"/>
    </style:style>
    <style:style style:name="T928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29" style:parent-style-name="Fuentedepárrafopredeter." style:family="text">
      <style:text-properties fo:font-size="8pt" style:font-size-asian="8pt" style:font-size-complex="8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center"/>
    </style:style>
    <style:style style:name="T939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40" style:parent-style-name="Fuentedepárrafopredeter." style:family="text">
      <style:text-properties fo:font-size="8pt" style:font-size-asian="8pt" style:font-size-complex="8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ayorista (UC-0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 calcular el total de una<text:s/>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7</text:p>
          </table:table-cell>
          <table:table-cell table:style-name="TableCell39">
            <text:p text:style-name="P40">El sistema permitirá emitir un comprobante de pago (factura) de una venta mayorista.</text:p>
          </table:table-cell>
        </table:table-row>
        <table:table-row table:style-name="TableRow41">
          <table:table-cell table:style-name="TableCell42">
            <text:p text:style-name="P43">RF-08</text:p>
          </table:table-cell>
          <table:table-cell table:style-name="TableCell44">
            <text:p text:style-name="P45">El sistema permitirá realizar descuentos a la lista de precio para una venta mayorista.</text:p>
          </table:table-cell>
        </table:table-row>
        <table:table-row table:style-name="TableRow46">
          <table:table-cell table:style-name="TableCell47">
            <text:p text:style-name="P48">RF-09</text:p>
          </table:table-cell>
          <table:table-cell table:style-name="TableCell49">
            <text:p text:style-name="P50">El sistema permitirá establecer un mínimo de compra, por cada artículo de una venta mayorista.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Caso de Uso:</text:p>
          </table:table-cell>
          <table:table-cell table:style-name="TableCell57">
            <text:p text:style-name="P58">Procesar venta mayorista (UC-03)</text:p>
          </table:table-cell>
        </table:table-row>
        <table:table-row table:style-name="TableRow59">
          <table:table-cell table:style-name="TableCell60">
            <text:p text:style-name="P61">Actores:</text:p>
          </table:table-cell>
          <table:table-cell table:style-name="TableCell62">
            <text:p text:style-name="P63">Cajero,<text:s/>Cliente Mayorista</text:p>
          </table:table-cell>
        </table:table-row>
        <table:table-row table:style-name="TableRow64">
          <table:table-cell table:style-name="TableCell65">
            <text:p text:style-name="P66">Tipo:</text:p>
          </table:table-cell>
          <table:table-cell table:style-name="TableCell67">
            <text:p text:style-name="P68">Esencial</text:p>
          </table:table-cell>
        </table:table-row>
        <table:table-row table:style-name="TableRow69">
          <table:table-cell table:style-name="TableCell70">
            <text:p text:style-name="P71">Descripción:</text:p>
          </table:table-cell>
          <table:table-cell table:style-name="TableCell72">
            <text:p text:style-name="P73">Realiza la<text:s/>venta mayorista<text:s/>de artículos a Clientes<text:s/>May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Nivel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aquete: Modelo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Nombre del Caso de Uso:<text:s/>Procesar venta mayorista (UC-03)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Prioridad:</text:p>
          </table:table-cell>
          <table:covered-table-cell/>
        </table:table-row>
        <table:table-row table:style-name="TableRow89">
          <table:table-cell table:style-name="TableCell90">
            <text:p text:style-name="P91">Categoría:</text:p>
          </table:table-cell>
          <table:table-cell table:style-name="TableCell92">
            <text:p text:style-name="P93">Significativo para la Arquitectura: Si</text:p>
          </table:table-cell>
        </table:table-row>
        <table:table-row table:style-name="TableRow94">
          <table:table-cell table:style-name="TableCell95" table:number-columns-spanned="2">
            <text:p text:style-name="P96">Complejidad: Media</text:p>
          </table:table-cell>
          <table:covered-table-cell/>
        </table:table-row>
        <table:table-row table:style-name="TableRow97">
          <table:table-cell table:style-name="TableCell98">
            <text:p text:style-name="P99">Actor Principal: Cajero</text:p>
          </table:table-cell>
          <table:table-cell table:style-name="TableCell100">
            <text:p text:style-name="P101">Actor Secundario:<text:s/>Cliente Mayorista</text:p>
          </table:table-cell>
        </table:table-row>
        <table:table-row table:style-name="TableRow102">
          <table:table-cell table:style-name="TableCell103" table:number-columns-spanned="2">
            <text:p text:style-name="P104">Tipo de Caso de Uso:</text:p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Objetivos:</text:p>
                </table:table-cell>
                <table:table-cell table:style-name="TableCell113">
                  <text:p text:style-name="P114">UC: Registrar la<text:s/>venta mayorista<text:s/>de artículos a un Cliente minorista</text:p>
                  <text:p text:style-name="P115">Cajero: Quiere entradas precisas, rápidas y sin errores de pago</text:p>
                  <text:p text:style-name="P116">Cliente Mayorista: Quiere 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7">
          <table:table-cell table:style-name="TableCell118" table:number-columns-spanned="2">
            <table:table table:style-name="Table119">
              <table:table-columns>
                <table:table-column table:style-name="TableColumn120"/>
                <table:table-column table:style-name="TableColumn121"/>
              </table:table-columns>
              <table:table-row table:style-name="TableRow122">
                <table:table-cell table:style-name="TableCell123">
                  <text:p text:style-name="P124">Precondición:</text:p>
                </table:table-cell>
                <table:table-cell table:style-name="TableCell125">
                  <text:list text:style-name="LFO1" text:continue-numbering="true">
                    <text:list-item>
                      <text:p text:style-name="P126">El Cajero se identifica y autentica<text:s/>en Caja.</text:p>
                    </text:list-item>
                    <text:list-item>
                      <text:p text:style-name="P127">Deben existir artículos en stock para realizar la<text:s/>venta mayorista.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able:table table:style-name="Table131">
              <table:table-columns>
                <table:table-column table:style-name="TableColumn132"/>
                <table:table-column table:style-name="TableColumn133"/>
              </table:table-columns>
              <table:table-row table:style-name="TableRow134">
                <table:table-cell table:style-name="TableCell135">
                  <text:p text:style-name="P136">Pos condición:</text:p>
                </table:table-cell>
                <table:table-cell table:style-name="TableCell137">
                  <text:p text:style-name="P138">Éxito: Flujo Normal</text:p>
                  <text:list text:style-name="LFO2" text:continue-numbering="true">
                    <text:list-item>
                      <text:p text:style-name="P139">Se registra la<text:s/>venta mayorista.</text:p>
                    </text:list-item>
                    <text:list-item>
                      <text:p text:style-name="P140">Se calcula el impuesto de manera correcta.</text:p>
                    </text:list-item>
                    <text:list-item>
                      <text:p text:style-name="P141">Se actualiza la contabilidad.</text:p>
                    </text:list-item>
                    <text:list-item>
                      <text:p text:style-name="P142">Se actualiza el inventario mayorista.</text:p>
                    </text:list-item>
                    <text:list-item>
                      <text:p text:style-name="P143">Se genera el ticket de<text:s/>venta mayorista.</text:p>
                    </text:list-item>
                    <text:list-item>
                      <text:p text:style-name="P144">Se registran las autorizaciones de pago.</text:p>
                    </text:list-item>
                  </text:list>
                  <text:p text:style-name="P145"/>
                  <text:p text:style-name="P146">Fracaso 1:</text:p>
                  <text:list text:style-name="LFO14" text:continue-numbering="true">
                    <text:list-item>
                      <text:p text:style-name="P147">*a En cualquier momento el sistema falla</text:p>
                    </text:list-item>
                  </text:list>
                  <text:p text:style-name="P148">Fracaso 2:</text:p>
                  <text:list text:style-name="LFO14" text:continue-numbering="true">
                    <text:list-item>
                      <text:p text:style-name="P149">*a.2 El Sistema detecta anomalías intentando la recuperación</text:p>
                    </text:list-item>
                  </text:list>
                  <text:p text:style-name="P150">Fracaso 3:</text:p>
                  <text:list text:style-name="LFO14" text:continue-numbering="true">
                    <text:list-item>
                      <text:p text:style-name="P151">3.a El Sistema no encuentra al cliente</text:p>
                    </text:list-item>
                  </text:list>
                  <text:p text:style-name="P152">Fracaso 4:</text:p>
                  <text:list text:style-name="LFO14" text:continue-numbering="true">
                    <text:list-item>
                      <text:p text:style-name="P153">4.a Identificador no valido de articulo</text:p>
                    </text:list-item>
                  </text:list>
                  <text:p text:style-name="P154">Fracaso 5:</text:p>
                  <text:list text:style-name="LFO14" text:continue-numbering="true">
                    <text:list-item>
                      <text:p text:style-name="P155">4.b Hay muchos artículos de la misma categoría</text:p>
                    </text:list-item>
                  </text:list>
                  <text:p text:style-name="P156">Fracaso 6:</text:p>
                  <text:list text:style-name="LFO14" text:continue-numbering="true">
                    <text:list-item>
                      <text:p text:style-name="P157">4-5.a El<text:s/>Cliente Mayorista<text:s/>le pide al Cajero que elimine un artículo de la compra.</text:p>
                    </text:list-item>
                  </text:list>
                  <text:p text:style-name="P158">Fracaso 7:</text:p>
                  <text:list text:style-name="LFO14" text:continue-numbering="true">
                    <text:list-item>
                      <text:p text:style-name="P159">4-5.b El<text:s/>Cliente Mayorista<text:s/>le pide al Cajero que cancele la<text:s/>Venta mayorista</text:p>
                    </text:list-item>
                  </text:list>
                  <text:p text:style-name="P160">Fracaso 8:</text:p>
                  <text:list text:style-name="LFO14" text:continue-numbering="true">
                    <text:list-item>
                      <text:p text:style-name="P161">4-5.c El Cajero cancela la<text:s/>Venta mayorista</text:p>
                    </text:list-item>
                  </text:list>
                  <text:p text:style-name="P162">Fracaso 9:</text:p>
                  <text:list text:style-name="LFO14" text:continue-numbering="true">
                    <text:list-item>
                      <text:p text:style-name="P163">6.a El Sistema presenta un precio de un artículo que no es el deseado</text:p>
                    </text:list-item>
                  </text:list>
                  <text:p text:style-name="P164">Fracaso 10:</text:p>
                  <text:list text:style-name="LFO14" text:continue-numbering="true">
                    <text:list-item>
                      <text:p text:style-name="P165">6.a.1 El Sistema encuentra un fallo para el cálculo de impuestos</text:p>
                    </text:list-item>
                  </text:list>
                  <text:p text:style-name="P166">Fracaso 11:</text:p>
                  <text:list text:style-name="LFO14" text:continue-numbering="true">
                    <text:list-item>
                      <text:p text:style-name="P167">6.a.1.2.a El Sistema detecta que el sistema no se reinicia</text:p>
                    </text:list-item>
                  </text:list>
                  <text:p text:style-name="P168">Fracaso 12:</text:p>
                  <text:list text:style-name="LFO14" text:continue-numbering="true">
                    <text:list-item>
                      <text:p text:style-name="P169">6.b El<text:s/>Cliente Mayorista<text:s/>dice que le son aplicables descuentos</text:p>
                    </text:list-item>
                  </text:list>
                  <text:p text:style-name="P170">Fracaso 13:</text:p>
                  <text:list text:style-name="LFO14" text:continue-numbering="true">
                    <text:list-item>
                      <text:p text:style-name="P171">6.c El<text:s/>Cliente Mayorista<text:s/>dice que tiene crédito en su cuenta, para aplicar a la<text:s/>Venta mayorista</text:p>
                    </text:list-item>
                  </text:list>
                  <text:p text:style-name="P172">Fracaso 14:</text:p>
                  <text:list text:style-name="LFO14" text:continue-numbering="true">
                    <text:list-item>
                      <text:p text:style-name="P173">7.a El<text:s/>Cliente Mayorista<text:s/>dice que su intención era pagar en efectivo pero que no tiene suficiente</text:p>
                    </text:list-item>
                  </text:list>
                  <text:p text:style-name="P174">Fracaso 15:</text:p>
                  <text:list text:style-name="LFO14" text:continue-numbering="true">
                    <text:list-item>
                      <text:p text:style-name="P175">7.a.1.a El<text:s/>Cliente Mayorista<text:s/>dice que su intención era pagar en efectivo pero que no tiene suficiente</text:p>
                    </text:list-item>
                  </text:list>
                  <text:p text:style-name="P176">Fracaso 16:</text:p>
                  <text:list text:style-name="LFO14" text:continue-numbering="true">
                    <text:list-item>
                      <text:p text:style-name="P177">8.a Pago en efectivo</text:p>
                    </text:list-item>
                  </text:list>
                  <text:p text:style-name="P178">Fracaso 17:</text:p>
                  <text:list text:style-name="LFO14" text:continue-numbering="true">
                    <text:list-item>
                      <text:p text:style-name="P179">8.b Pago a Crédito</text:p>
                    </text:list-item>
                  </text:list>
                  <text:p text:style-name="P180">Fracaso 18:</text:p>
                  <text:list text:style-name="LFO14" text:continue-numbering="true">
                    <text:list-item>
                      <text:p text:style-name="P181">8.b.2.a El Sistema detecta un fallo en la colaboración con el sistema externo</text:p>
                    </text:list-item>
                  </text:list>
                  <text:p text:style-name="P182">Fracaso 19:</text:p>
                  <text:list text:style-name="LFO14" text:continue-numbering="true">
                    <text:list-item>
                      <text:p text:style-name="P183">8.b.3.a El Sistema recibe la denegación del pago</text:p>
                    </text:list-item>
                  </text:list>
                  <text:p text:style-name="P184">Fracaso 20:</text:p>
                  <text:list text:style-name="LFO14" text:continue-numbering="true">
                    <text:list-item>
                      <text:p text:style-name="P185">8.c Pago con Cheque</text:p>
                    </text:list-item>
                  </text:list>
                  <text:p text:style-name="P186">Fracaso 21:</text:p>
                  <text:list text:style-name="LFO14" text:continue-numbering="true">
                    <text:list-item>
                      <text:p text:style-name="P187">8.d Pago a Cuenta</text:p>
                    </text:list-item>
                  </text:list>
                  <text:p text:style-name="P188">Fracaso 22:</text:p>
                  <text:list text:style-name="LFO14" text:continue-numbering="true">
                    <text:list-item>
                      <text:p text:style-name="P189">8.e El<text:s/>Cliente Mayorista<text:s/>presenta cupones</text:p>
                    </text:list-item>
                  </text:list>
                  <text:p text:style-name="P190">Fracaso 23:</text:p>
                  <text:list text:style-name="LFO14" text:continue-numbering="true">
                    <text:list-item>
                      <text:p text:style-name="P191">8.e.1.a El Cupón introducido no es válido para ninguno de los artículos comprados</text:p>
                    </text:list-item>
                  </text:list>
                  <text:p text:style-name="P192">Fracaso 24:</text:p>
                  <text:list text:style-name="LFO14" text:continue-numbering="true">
                    <text:list-item>
                      <text:p text:style-name="P193">10.a Hay rebajas en los artículos</text:p>
                    </text:list-item>
                  </text:list>
                  <text:soft-page-break/>
                  <text:p text:style-name="P194">Fracaso 25:</text:p>
                  <text:list text:style-name="LFO14" text:continue-numbering="true">
                    <text:list-item>
                      <text:p text:style-name="P195">10.b El<text:s/>Cliente Mayorista<text:s/>solicita un vale de regalo (sin precio visible)</text:p>
                    </text:list-item>
                  </text:list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ext:p text:style-name="P199"/>
          </table:table-cell>
          <table:covered-table-cell/>
        </table:table-row>
        <table:table-row table:style-name="TableRow200">
          <table:table-cell table:style-name="TableCell201" table:number-columns-spanned="2">
            <text:p text:style-name="P202">Flujo Normal</text:p>
          </table:table-cell>
          <table:covered-table-cell/>
        </table:table-row>
        <table:table-row table:style-name="TableRow203">
          <table:table-cell table:style-name="TableCell204" table:number-columns-spanned="2">
            <table:table table:style-name="Table205">
              <table:table-columns>
                <table:table-column table:style-name="TableColumn206"/>
                <table:table-column table:style-name="TableColumn207"/>
              </table:table-columns>
              <table:table-row table:style-name="TableRow208">
                <table:table-cell table:style-name="TableCell209">
                  <text:p text:style-name="P210">Actor</text:p>
                </table:table-cell>
                <table:table-cell table:style-name="TableCell211">
                  <text:p text:style-name="P212">Sistema</text:p>
                </table:table-cell>
              </table:table-row>
              <table:table-row table:style-name="TableRow213">
                <table:table-cell table:style-name="TableCell214">
                  <text:p text:style-name="P215">1. El<text:s/>Cliente Mayorista<text:s/>llega a un punto de<text:s/>venta mayorista<text:s/>con artículos que comprar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>2. El Cajero comienza con una nueva<text:s/>venta mayorista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3. El Sistema verifica al Cliente<text:s/>Mayorista</text:p>
                </table:table-cell>
              </table:table-row>
              <table:table-row table:style-name="TableRow228">
                <table:table-cell table:style-name="TableCell229">
                  <text:p text:style-name="P230">4. El Cajero introduce el identificador del articulo</text:p>
                </table:table-cell>
                <table:table-cell table:style-name="TableCell231">
                  <text:p text:style-name="P232"/>
                </table:table-cell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5. El Sistema registra la línea de<text:s/>venta mayorista<text:s/>y presenta:</text:p>
                  <text:list text:style-name="LFO11" text:continue-numbering="true">
                    <text:list-item>
                      <text:p text:style-name="P238">Fecha actual</text:p>
                    </text:list-item>
                    <text:list-item>
                      <text:p text:style-name="P239">Hora actual</text:p>
                    </text:list-item>
                    <text:list-item>
                      <text:p text:style-name="P240">Descripción del articulo</text:p>
                      <text:list text:continue-numbering="true">
                        <text:list-item>
                          <text:p text:style-name="P241">Mínimo de compra Mayorista</text:p>
                        </text:list-item>
                      </text:list>
                    </text:list-item>
                    <text:list-item>
                      <text:p text:style-name="P242">Precio (se calcula a partir de un conjunto de reglas de precio y descuento del articulo)</text:p>
                    </text:list-item>
                    <text:list-item>
                      <text:p text:style-name="P243">Suma parcial</text:p>
                    </text:list-item>
                  </text:list>
                </table:table-cell>
              </table:table-row>
              <table:table-row table:style-name="TableRow244">
                <table:table-cell table:style-name="TableCell245" table:number-columns-spanned="2">
                  <text:p text:style-name="P246">El Cajero repite los pasos 4 y 5 hasta que se indique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6. El Sistema presenta el total con los impuestos calculados y solicita que se seleccione un tipo de pago y que se pague</text:p>
                </table:table-cell>
              </table:table-row>
              <table:table-row table:style-name="TableRow252">
                <table:table-cell table:style-name="TableCell253">
                  <text:p text:style-name="P254">7. El Cajero le dice al<text:s/>Cliente Mayorista<text:s/>el total y pide que le pague</text:p>
                </table:table-cell>
                <table:table-cell table:style-name="TableCell255">
                  <text:p text:style-name="P256"/>
                </table:table-cell>
              </table:table-row>
              <table:table-row table:style-name="TableRow257">
                <table:table-cell table:style-name="TableCell258">
                  <text:p text:style-name="P259">8. El<text:s/>Cliente Mayorista<text:s/>paga</text:p>
                </table:table-cell>
                <table:table-cell table:style-name="TableCell260">
                  <text:p text:style-name="P261"/>
                </table:table-cell>
              </table:table-row>
              <table:table-row table:style-name="TableRow262">
                <table:table-cell table:style-name="TableCell263">
                  <text:p text:style-name="P264"/>
                </table:table-cell>
                <table:table-cell table:style-name="TableCell265">
                  <text:p text:style-name="P266">9. El Sistema verifica el tipo de Pago y el Pago</text:p>
                </table:table-cell>
              </table:table-row>
              <table:table-row table:style-name="TableRow267">
                <table:table-cell table:style-name="TableCell268">
                  <text:p text:style-name="P269"/>
                </table:table-cell>
                <table:table-cell table:style-name="TableCell270">
                  <text:p text:style-name="P271">10. El Sistema registra la<text:s/>venta mayorista<text:s/></text:p>
                  <text:list text:style-name="LFO12" text:continue-numbering="true">
                    <text:list-item>
                      <text:p text:style-name="P272">Cliente Mayorista</text:p>
                      <text:list text:continue-numbering="true">
                        <text:list-item>
                          <text:p text:style-name="P273">Numero de cliente</text:p>
                        </text:list-item>
                        <text:list-item>
                          <text:p text:style-name="P274">Nombre</text:p>
                        </text:list-item>
                        <text:list-item>
                          <text:p text:style-name="P275">Apellido</text:p>
                        </text:list-item>
                        <text:list-item>
                          <text:p text:style-name="P276">CUIT</text:p>
                        </text:list-item>
                        <text:list-item>
                          <text:p text:style-name="P277">Situación Tributaria</text:p>
                        </text:list-item>
                        <text:list-item>
                          <text:p text:style-name="P278">Fecha de nacimiento</text:p>
                        </text:list-item>
                        <text:list-item>
                          <text:p text:style-name="P279">domicilio</text:p>
                        </text:list-item>
                      </text:list>
                    </text:list-item>
                    <text:list-item>
                      <text:p text:style-name="P280">Artículos comprados (línea de venta)</text:p>
                    </text:list-item>
                    <text:list-item>
                      <text:p text:style-name="P281">Cajero que realizo la operación<text:s/></text:p>
                    </text:list-item>
                    <text:list-item>
                      <text:p text:style-name="P282">Caja en donde se realizó la operación</text:p>
                    </text:list-item>
                  </text:list>
                </table:table-cell>
              </table:table-row>
              <table:table-row table:style-name="TableRow283">
                <table:table-cell table:style-name="TableCell284">
                  <text:p text:style-name="P285"/>
                </table:table-cell>
                <table:table-cell table:style-name="TableCell286">
                  <text:p text:style-name="P287">11. El Sistema genera un comprobante de pago (ticket)</text:p>
                  <text:list text:style-name="LFO12" text:continue-numbering="true">
                    <text:list-item>
                      <text:p text:style-name="P288">Fecha actual</text:p>
                    </text:list-item>
                    <text:list-item>
                      <text:p text:style-name="P289">Hora actual</text:p>
                    </text:list-item>
                    <text:list-item>
                      <text:p text:style-name="P290">código de ticket</text:p>
                    </text:list-item>
                  </text:list>
                </table:table-cell>
              </table:table-row>
              <table:table-row table:style-name="TableRow291">
                <table:table-cell table:style-name="TableCell292">
                  <text:p text:style-name="P293"/>
                </table:table-cell>
                <table:table-cell table:style-name="TableCell294">
                  <text:p text:style-name="P295">12. El Sistema asocia el comprobante de pago (ticket) a la Venta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TableContents"><text:span text:style-name="T300">13. El Sistema usa el Caso de Uso “Ajustar Stock Góndola (UC-05)” con<text:s/></text:span><text:span text:style-name="T301">datos de artículos negativos</text:span></text:p>
                </table:table-cell>
              </table:table-row>
              <table:table-row table:style-name="TableRow302">
                <table:table-cell table:style-name="TableCell303">
                  <text:p text:style-name="P304"/>
                </table:table-cell>
                <table:table-cell table:style-name="TableCell305">
                  <text:p text:style-name="P306">14. El Sistema registra la<text:s/>venta mayorista<text:s/>como completa</text:p>
                </table:table-cell>
              </table:table-row>
              <table:table-row table:style-name="TableRow307">
                <table:table-cell table:style-name="TableCell308">
                  <text:p text:style-name="P309"/>
                </table:table-cell>
                <table:table-cell table:style-name="TableCell310">
                  <text:p text:style-name="P311">15. El Sistema presenta el comprobante de pago (Factura)</text:p>
                </table:table-cell>
              </table:table-row>
              <table:table-row table:style-name="TableRow312">
                <table:table-cell table:style-name="TableCell313">
                  <text:p text:style-name="P314">16. El<text:s/>Cliente Mayorista<text:s/>se va con el comprobante de pago (Factura) y los artículos<text:s/></text:p>
                </table:table-cell>
                <table:table-cell table:style-name="TableCell315">
                  <text:p text:style-name="P316"/>
                </table:table-cell>
              </table:table-row>
            </table:table>
            <text:p text:style-name="P317"/>
          </table:table-cell>
          <table:covered-table-cell/>
        </table:table-row>
        <table:table-row table:style-name="TableRow318">
          <table:table-cell table:style-name="TableCell319" table:number-columns-spanned="2">
            <text:p text:style-name="P320">Flujos Alternativos</text:p>
          </table:table-cell>
          <table:covered-table-cell/>
        </table:table-row>
        <table:table-row table:style-name="TableRow321">
          <table:table-cell table:style-name="TableCell322" table:number-columns-spanned="2">
            <table:table table:style-name="Table323">
              <table:table-columns>
                <table:table-column table:style-name="TableColumn324"/>
                <table:table-column table:style-name="TableColumn325"/>
              </table:table-columns>
              <table:table-row table:style-name="TableRow326">
                <table:table-cell table:style-name="TableCell327" table:number-columns-spanned="2">
                  <text:p text:style-name="P328">*a En cualquier momento el sistema falla:</text:p>
                  <text:p text:style-name="P329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30">
                <table:table-cell table:style-name="TableCell331">
                  <text:p text:style-name="P332">1. El Cajero reinicia el Sistema, inicia sesión, y solicita la recuperación al estado anterior</text:p>
                </table:table-cell>
                <table:table-cell table:style-name="TableCell333">
                  <text:p text:style-name="P334"/>
                </table:table-cell>
              </table:table-row>
              <table:table-row table:style-name="TableRow335">
                <table:table-cell table:style-name="TableCell336">
                  <text:p text:style-name="P337"/>
                </table:table-cell>
                <table:table-cell table:style-name="TableCell338">
                  <text:p text:style-name="P339">2. El Sistema reconstituye el estado anterior</text:p>
                </table:table-cell>
              </table:table-row>
            </table:table>
            <text:p text:style-name="P340"/>
          </table:table-cell>
          <table:covered-table-cell/>
        </table:table-row>
        <table:table-row table:style-name="TableRow341">
          <table:table-cell table:style-name="TableCell342" table:number-columns-spanned="2">
            <table:table table:style-name="Table343">
              <table:table-columns>
                <table:table-column table:style-name="TableColumn344"/>
                <table:table-column table:style-name="TableColumn345"/>
              </table:table-columns>
              <table:table-row table:style-name="TableRow346">
                <table:table-cell table:style-name="TableCell347" table:number-columns-spanned="2">
                  <text:p text:style-name="P348">*a.2 El Sistema detecta anomalías intentando la recuperación</text:p>
                </table:table-cell>
                <table:covered-table-cell/>
              </table:table-row>
              <table:table-row table:style-name="TableRow349">
                <table:table-cell table:style-name="TableCell350">
                  <text:p text:style-name="P351"/>
                </table:table-cell>
                <table:table-cell table:style-name="TableCell352">
                  <text:p text:style-name="P353">1. El Sistema informa del error al Cajero, registra el error, y pasa a un estado limpio</text:p>
                </table:table-cell>
              </table:table-row>
              <table:table-row table:style-name="TableRow354">
                <table:table-cell table:style-name="TableCell355">
                  <text:p text:style-name="P356"/>
                </table:table-cell>
                <table:table-cell table:style-name="TableCell357">
                  <text:p text:style-name="P358">2. El Cajero comienza un nueva<text:s/>venta mayorista</text:p>
                </table:table-cell>
              </table:table-row>
            </table:table>
            <text:p text:style-name="P359"/>
          </table:table-cell>
          <table:covered-table-cell/>
        </table:table-row>
        <table:table-row table:style-name="TableRow360">
          <table:table-cell table:style-name="TableCell361" table:number-columns-spanned="2">
            <table:table table:style-name="Table362">
              <table:table-columns>
                <table:table-column table:style-name="TableColumn363"/>
                <table:table-column table:style-name="TableColumn364"/>
              </table:table-columns>
              <table:table-row table:style-name="TableRow365">
                <table:table-cell table:style-name="TableCell366" table:number-columns-spanned="2">
                  <text:p text:style-name="P367">3.a El Sistema no encuentra al cliente</text:p>
                </table:table-cell>
                <table:covered-table-cell/>
              </table:table-row>
              <table:table-row table:style-name="TableRow368">
                <table:table-cell table:style-name="TableCell369">
                  <text:p text:style-name="P370"/>
                </table:table-cell>
                <table:table-cell table:style-name="TableCell371">
                  <text:p text:style-name="P372">1. El Sistema señala un error y cancela la venta</text:p>
                </table:table-cell>
              </table:table-row>
            </table:table>
            <text:p text:style-name="P373"/>
          </table:table-cell>
          <table:covered-table-cell/>
        </table:table-row>
        <table:table-row table:style-name="TableRow374">
          <table:table-cell table:style-name="TableCell375" table:number-columns-spanned="2">
            <table:table table:style-name="Table376">
              <table:table-columns>
                <table:table-column table:style-name="TableColumn377"/>
                <table:table-column table:style-name="TableColumn378"/>
              </table:table-columns>
              <table:table-row table:style-name="TableRow379">
                <table:table-cell table:style-name="TableCell380" table:number-columns-spanned="2">
                  <text:p text:style-name="P381">4.a Identificador no valido de articulo</text:p>
                </table:table-cell>
                <table:covered-table-cell/>
              </table:table-row>
              <table:table-row table:style-name="TableRow382">
                <table:table-cell table:style-name="TableCell383">
                  <text:p text:style-name="P384"/>
                </table:table-cell>
                <table:table-cell table:style-name="TableCell385">
                  <text:p text:style-name="P386">1. El Sistema señala el error y rechaza la entrada</text:p>
                </table:table-cell>
              </table:table-row>
            </table:table>
            <text:p text:style-name="P387"/>
          </table:table-cell>
          <table:covered-table-cell/>
        </table:table-row>
        <table:table-row table:style-name="TableRow388">
          <table:table-cell table:style-name="TableCell389" table:number-columns-spanned="2">
            <table:table table:style-name="Table390">
              <table:table-columns>
                <table:table-column table:style-name="TableColumn391"/>
                <table:table-column table:style-name="TableColumn392"/>
              </table:table-columns>
              <table:table-row table:style-name="TableRow393">
                <table:table-cell table:style-name="TableCell394" table:number-columns-spanned="2">
                  <text:p text:style-name="P395">4.b Hay muchos artículos de la misma categoría<text:s/></text:p>
                  <text:p text:style-name="P396">tener en cuenta una única identidad del artículo no es importante (ejemplo 5 paquetes de hamburguesas vegetales)</text:p>
                </table:table-cell>
                <table:covered-table-cell/>
              </table:table-row>
              <table:table-row table:style-name="TableRow397">
                <table:table-cell table:style-name="TableCell398">
                  <text:p text:style-name="P399">1. El Cajero introduce el<text:s/></text:p>
                  <text:list text:style-name="LFO13" text:continue-numbering="true">
                    <text:list-item>
                      <text:p text:style-name="P400">Identificador de la categoría del artículo.</text:p>
                    </text:list-item>
                    <text:list-item>
                      <text:p text:style-name="P401">Cantidad de articulo<text:s/></text:p>
                    </text:list-item>
                  </text:list>
                </table:table-cell>
                <table:table-cell table:style-name="TableCell402">
                  <text:p text:style-name="P403"/>
                </table:table-cell>
              </table:table-row>
            </table:table>
            <text:p text:style-name="P404"/>
          </table:table-cell>
          <table:covered-table-cell/>
        </table:table-row>
        <table:table-row table:style-name="TableRow405">
          <table:table-cell table:style-name="TableCell406" table:number-columns-spanned="2">
            <table:table table:style-name="Table407">
              <table:table-columns>
                <table:table-column table:style-name="TableColumn408"/>
                <table:table-column table:style-name="TableColumn409"/>
              </table:table-columns>
              <table:table-row table:style-name="TableRow410">
                <table:table-cell table:style-name="TableCell411" table:number-columns-spanned="2">
                  <text:soft-page-break/>
                  <text:p text:style-name="P412">4-5.a El<text:s/>Cliente Mayorista<text:s/>le pide al Cajero que elimine un artículo de la compra.<text:s/></text:p>
                </table:table-cell>
                <table:covered-table-cell/>
              </table:table-row>
              <table:table-row table:style-name="TableRow413">
                <table:table-cell table:style-name="TableCell414">
                  <text:p text:style-name="P415">1. El Cajero introduce el identificador del articulo para eliminarlo de la compra</text:p>
                </table:table-cell>
                <table:table-cell table:style-name="TableCell416">
                  <text:p text:style-name="P417"/>
                </table:table-cell>
              </table:table-row>
              <table:table-row table:style-name="TableRow418">
                <table:table-cell table:style-name="TableCell419">
                  <text:p text:style-name="P420"/>
                </table:table-cell>
                <table:table-cell table:style-name="TableCell421">
                  <text:p text:style-name="P422">2. El Sistema muestra la suma parcial actualizada</text:p>
                </table:table-cell>
              </table:table-row>
            </table:table>
            <text:p text:style-name="P423"/>
          </table:table-cell>
          <table:covered-table-cell/>
        </table:table-row>
        <table:table-row table:style-name="TableRow424">
          <table:table-cell table:style-name="TableCell425" table:number-columns-spanned="2">
            <table:table table:style-name="Table426">
              <table:table-columns>
                <table:table-column table:style-name="TableColumn427"/>
                <table:table-column table:style-name="TableColumn428"/>
              </table:table-columns>
              <table:table-row table:style-name="TableRow429">
                <table:table-cell table:style-name="TableCell430" table:number-columns-spanned="2">
                  <text:p text:style-name="P431">4-5.b El<text:s/>Cliente Mayorista<text:s/>le pide al Cajero que cancele la<text:s/>Venta mayorista</text:p>
                </table:table-cell>
                <table:covered-table-cell/>
              </table:table-row>
              <table:table-row table:style-name="TableRow432">
                <table:table-cell table:style-name="TableCell433">
                  <text:p text:style-name="P434">1. El Cajero cancela la<text:s/>venta mayorista</text:p>
                </table:table-cell>
                <table:table-cell table:style-name="TableCell435">
                  <text:p text:style-name="P436"/>
                </table:table-cell>
              </table:table-row>
              <table:table-row table:style-name="TableRow437">
                <table:table-cell table:style-name="TableCell438">
                  <text:p text:style-name="P439"/>
                </table:table-cell>
                <table:table-cell table:style-name="TableCell440">
                  <text:p text:style-name="P441">2. El Sistema cancela la<text:s/>Venta mayorista</text:p>
                </table:table-cell>
              </table:table-row>
            </table:table>
            <text:p text:style-name="P442"/>
          </table:table-cell>
          <table:covered-table-cell/>
        </table:table-row>
        <table:table-row table:style-name="TableRow443">
          <table:table-cell table:style-name="TableCell444" table:number-columns-spanned="2">
            <table:table table:style-name="Table445">
              <table:table-columns>
                <table:table-column table:style-name="TableColumn446"/>
                <table:table-column table:style-name="TableColumn447"/>
              </table:table-columns>
              <table:table-row table:style-name="TableRow448">
                <table:table-cell table:style-name="TableCell449" table:number-columns-spanned="2">
                  <text:p text:style-name="P450">4-5.c El Cajero cancela la<text:s/>Venta mayorista</text:p>
                </table:table-cell>
                <table:covered-table-cell/>
              </table:table-row>
              <table:table-row table:style-name="TableRow451">
                <table:table-cell table:style-name="TableCell452">
                  <text:p text:style-name="P453"/>
                </table:table-cell>
                <table:table-cell table:style-name="TableCell454">
                  <text:p text:style-name="P455">1. El Sistema registra la<text:s/>Venta mayorista<text:s/>para que esté disponible su recuperación en cualquier terminal.<text:s/></text:p>
                </table:table-cell>
              </table:table-row>
            </table:table>
            <text:p text:style-name="P456"/>
          </table:table-cell>
          <table:covered-table-cell/>
        </table:table-row>
        <table:table-row table:style-name="TableRow457">
          <table:table-cell table:style-name="TableCell458" table:number-columns-spanned="2">
            <table:table table:style-name="Table459">
              <table:table-columns>
                <table:table-column table:style-name="TableColumn460"/>
                <table:table-column table:style-name="TableColumn461"/>
              </table:table-columns>
              <table:table-row table:style-name="TableRow462">
                <table:table-cell table:style-name="TableCell463" table:number-columns-spanned="2">
                  <text:p text:style-name="P464">6.a El Sistema presenta un precio de un artículo que no es el deseado</text:p>
                  <text:p text:style-name="P465">(Ejemplo: El<text:s/>Cliente Mayorista<text:s/>se queja por algo y se le ofrece un precio más bajo)</text:p>
                </table:table-cell>
                <table:covered-table-cell/>
              </table:table-row>
              <table:table-row table:style-name="TableRow466">
                <table:table-cell table:style-name="TableCell467">
                  <text:p text:style-name="P468">1. El Cajero introduce el precio alternativo</text:p>
                </table:table-cell>
                <table:table-cell table:style-name="TableCell469">
                  <text:p text:style-name="P470"/>
                </table:table-cell>
              </table:table-row>
              <table:table-row table:style-name="TableRow471">
                <table:table-cell table:style-name="TableCell472">
                  <text:p text:style-name="P473"/>
                </table:table-cell>
                <table:table-cell table:style-name="TableCell474">
                  <text:p text:style-name="P475">2. El Sistema presenta el precio nuevo</text:p>
                </table:table-cell>
              </table:table-row>
            </table:table>
            <text:p text:style-name="P476"/>
          </table:table-cell>
          <table:covered-table-cell/>
        </table:table-row>
        <table:table-row table:style-name="TableRow477">
          <table:table-cell table:style-name="TableCell478" table:number-columns-spanned="2">
            <table:table table:style-name="Table479">
              <table:table-columns>
                <table:table-column table:style-name="TableColumn480"/>
                <table:table-column table:style-name="TableColumn481"/>
              </table:table-columns>
              <table:table-row table:style-name="TableRow482">
                <table:table-cell table:style-name="TableCell483" table:number-columns-spanned="2">
                  <text:p text:style-name="P484">6.a.1<text:s/>El Sistema encuentra un fallo para<text:s/>el<text:s/>cálculo de impuestos</text:p>
                </table:table-cell>
                <table:covered-table-cell/>
              </table:table-row>
              <table:table-row table:style-name="TableRow485">
                <table:table-cell table:style-name="TableCell486">
                  <text:p text:style-name="P487"/>
                </table:table-cell>
                <table:table-cell table:style-name="TableCell488">
                  <text:p text:style-name="P489">1. El Sistema reinicia el servicio en el nodo y continua</text:p>
                </table:table-cell>
              </table:table-row>
            </table:table>
            <text:p text:style-name="P490"/>
          </table:table-cell>
          <table:covered-table-cell/>
        </table:table-row>
        <table:table-row table:style-name="TableRow491">
          <table:table-cell table:style-name="TableCell492" table:number-columns-spanned="2">
            <table:table table:style-name="Table493">
              <table:table-columns>
                <table:table-column table:style-name="TableColumn494"/>
                <table:table-column table:style-name="TableColumn495"/>
              </table:table-columns>
              <table:table-row table:style-name="TableRow496">
                <table:table-cell table:style-name="TableCell497" table:number-columns-spanned="2">
                  <text:p text:style-name="P498">6.a.1.2.a El Sistema detecta que el sistema no se reinicia</text:p>
                </table:table-cell>
                <table:covered-table-cell/>
              </table:table-row>
              <table:table-row table:style-name="TableRow499">
                <table:table-cell table:style-name="TableCell500">
                  <text:p text:style-name="P501"/>
                </table:table-cell>
                <table:table-cell table:style-name="TableCell502">
                  <text:p text:style-name="P503">1. El Sistema señala el error</text:p>
                </table:table-cell>
              </table:table-row>
              <table:table-row table:style-name="TableRow504">
                <table:table-cell table:style-name="TableCell505">
                  <text:p text:style-name="P506">2. El Cajero podría calcular e introducir manualmente el impuesto, o cancelar la<text:s/>Venta mayorista</text:p>
                </table:table-cell>
                <table:table-cell table:style-name="TableCell507">
                  <text:p text:style-name="P508"/>
                </table:table-cell>
              </table:table-row>
            </table:table>
            <text:p text:style-name="P509"/>
          </table:table-cell>
          <table:covered-table-cell/>
        </table:table-row>
        <table:table-row table:style-name="TableRow510">
          <table:table-cell table:style-name="TableCell511" table:number-columns-spanned="2">
            <table:table table:style-name="Table512">
              <table:table-columns>
                <table:table-column table:style-name="TableColumn513"/>
                <table:table-column table:style-name="TableColumn514"/>
              </table:table-columns>
              <table:table-row table:style-name="TableRow515">
                <table:table-cell table:style-name="TableCell516" table:number-columns-spanned="2">
                  <text:p text:style-name="P517">6.b El<text:s/>Cliente Mayorista<text:s/>dice que le son aplicables descuentos</text:p>
                  <text:p text:style-name="P518">(ejemplo: Empleado,<text:s/>Cliente Mayorista<text:s/>preferente)</text:p>
                </table:table-cell>
                <table:covered-table-cell/>
              </table:table-row>
              <table:table-row table:style-name="TableRow519">
                <table:table-cell table:style-name="TableCell520">
                  <text:p text:style-name="P521">1. El Cajero señala la petición de descuento</text:p>
                </table:table-cell>
                <table:table-cell table:style-name="TableCell522">
                  <text:p text:style-name="P523"/>
                </table:table-cell>
              </table:table-row>
              <table:table-row table:style-name="TableRow524">
                <table:table-cell table:style-name="TableCell525">
                  <text:p text:style-name="P526">2. El Cajero introduce la identificación del<text:s/>Cliente Mayorista</text:p>
                </table:table-cell>
                <table:table-cell table:style-name="TableCell527">
                  <text:p text:style-name="P528"/>
                </table:table-cell>
              </table:table-row>
              <table:table-row table:style-name="TableRow529">
                <table:table-cell table:style-name="TableCell530">
                  <text:p text:style-name="P531"/>
                </table:table-cell>
                <table:table-cell table:style-name="TableCell532">
                  <text:p text:style-name="P533">3. El Sistema presenta el descuento total, basado en las reglas de descuento</text:p>
                </table:table-cell>
              </table:table-row>
            </table:table>
            <text:p text:style-name="P534"/>
          </table:table-cell>
          <table:covered-table-cell/>
        </table:table-row>
        <table:table-row table:style-name="TableRow535">
          <table:table-cell table:style-name="TableCell536" table:number-columns-spanned="2">
            <table:table table:style-name="Table537">
              <table:table-columns>
                <table:table-column table:style-name="TableColumn538"/>
                <table:table-column table:style-name="TableColumn539"/>
              </table:table-columns>
              <table:table-row table:style-name="TableRow540">
                <table:table-cell table:style-name="TableCell541" table:number-columns-spanned="2">
                  <text:p text:style-name="P542">6.c El<text:s/>Cliente Mayorista<text:s/>dice que tiene crédito en su cuenta, para aplicar a la<text:s/>Venta mayorista</text:p>
                </table:table-cell>
                <table:covered-table-cell/>
              </table:table-row>
              <table:table-row table:style-name="TableRow543">
                <table:table-cell table:style-name="TableCell544">
                  <text:p text:style-name="P545">1. <text:s/>El Cajero señala la petición de crédito</text:p>
                </table:table-cell>
                <table:table-cell table:style-name="TableCell546">
                  <text:p text:style-name="P547"/>
                </table:table-cell>
              </table:table-row>
              <table:table-row table:style-name="TableRow548">
                <table:table-cell table:style-name="TableCell549">
                  <text:p text:style-name="P550">2. El Cajero introduce la petición del<text:s/>Cliente Mayorista</text:p>
                </table:table-cell>
                <table:table-cell table:style-name="TableCell551">
                  <text:p text:style-name="P552"/>
                </table:table-cell>
              </table:table-row>
              <table:table-row table:style-name="TableRow553">
                <table:table-cell table:style-name="TableCell554">
                  <text:p text:style-name="P555"/>
                </table:table-cell>
                <table:table-cell table:style-name="TableCell556">
                  <text:p text:style-name="P557">3. El Sistema aplica el crédito hasta que el precio <text:s/>= 0, y reduce el crédito que queda.<text:s/></text:p>
                </table:table-cell>
              </table:table-row>
            </table:table>
            <text:p text:style-name="P558"/>
          </table:table-cell>
          <table:covered-table-cell/>
        </table:table-row>
        <table:table-row table:style-name="TableRow559">
          <table:table-cell table:style-name="TableCell560" table:number-columns-spanned="2">
            <table:table table:style-name="Table561">
              <table:table-columns>
                <table:table-column table:style-name="TableColumn562"/>
                <table:table-column table:style-name="TableColumn563"/>
              </table:table-columns>
              <table:table-row table:style-name="TableRow564">
                <table:table-cell table:style-name="TableCell565" table:number-columns-spanned="2">
                  <text:p text:style-name="P566">7.a El<text:s/>Cliente Mayorista<text:s/>dice que su intención era pagar en efectivo pero que no tiene suficiente<text:s/></text:p>
                </table:table-cell>
                <table:covered-table-cell/>
              </table:table-row>
              <table:table-row table:style-name="TableRow567">
                <table:table-cell table:style-name="TableCell568">
                  <text:p text:style-name="P569">1. El<text:s/>Cliente Mayorista<text:s/>utiliza un pago alternativo</text:p>
                </table:table-cell>
                <table:table-cell table:style-name="TableCell570">
                  <text:p text:style-name="P571"/>
                </table:table-cell>
              </table:table-row>
            </table:table>
            <text:p text:style-name="P572"/>
          </table:table-cell>
          <table:covered-table-cell/>
        </table:table-row>
        <table:table-row table:style-name="TableRow573">
          <table:table-cell table:style-name="TableCell574" table:number-columns-spanned="2">
            <table:table table:style-name="Table575">
              <table:table-columns>
                <table:table-column table:style-name="TableColumn576"/>
                <table:table-column table:style-name="TableColumn577"/>
              </table:table-columns>
              <table:table-row table:style-name="TableRow578">
                <table:table-cell table:style-name="TableCell579" table:number-columns-spanned="2">
                  <text:p text:style-name="P580">7.a.1.a El<text:s/>Cliente Mayorista<text:s/>dice que su intención era pagar en efectivo pero que no tiene suficiente</text:p>
                </table:table-cell>
                <table:covered-table-cell/>
              </table:table-row>
              <table:table-row table:style-name="TableRow581">
                <table:table-cell table:style-name="TableCell582">
                  <text:p text:style-name="P583">1. El<text:s/>Cliente Mayorista<text:s/>le dice al Cajero que cancele la<text:s/>Venta mayorista</text:p>
                </table:table-cell>
                <table:table-cell table:style-name="TableCell584">
                  <text:p text:style-name="P585"/>
                </table:table-cell>
              </table:table-row>
              <table:table-row table:style-name="TableRow586">
                <table:table-cell table:style-name="TableCell587">
                  <text:p text:style-name="P588">2. El Cajero cancela la<text:s/>Venta mayorista</text:p>
                </table:table-cell>
                <table:table-cell table:style-name="TableCell589">
                  <text:p text:style-name="P590"/>
                </table:table-cell>
              </table:table-row>
              <table:table-row table:style-name="TableRow591">
                <table:table-cell table:style-name="TableCell592">
                  <text:p text:style-name="P593"/>
                </table:table-cell>
                <table:table-cell table:style-name="TableCell594">
                  <text:p text:style-name="P595">3. El Sistema cancela la<text:s/>Venta mayorista</text:p>
                </table:table-cell>
              </table:table-row>
            </table:table>
            <text:p text:style-name="P596"/>
          </table:table-cell>
          <table:covered-table-cell/>
        </table:table-row>
        <table:table-row table:style-name="TableRow597">
          <table:table-cell table:style-name="TableCell598" table:number-columns-spanned="2">
            <text:p text:style-name="P599"/>
          </table:table-cell>
          <table:covered-table-cell/>
        </table:table-row>
        <table:table-row table:style-name="TableRow600">
          <table:table-cell table:style-name="TableCell601" table:number-columns-spanned="2">
            <text:p text:style-name="P602"/>
          </table:table-cell>
          <table:covered-table-cell/>
        </table:table-row>
        <table:table-row table:style-name="TableRow603">
          <table:table-cell table:style-name="TableCell604" table:number-columns-spanned="2">
            <table:table table:style-name="Table605">
              <table:table-columns>
                <table:table-column table:style-name="TableColumn606"/>
                <table:table-column table:style-name="TableColumn607"/>
              </table:table-columns>
              <table:table-row table:style-name="TableRow608">
                <table:table-cell table:style-name="TableCell609" table:number-columns-spanned="2">
                  <text:p text:style-name="P610">8.a Pago en efectivo</text:p>
                </table:table-cell>
                <table:covered-table-cell/>
              </table:table-row>
              <table:table-row table:style-name="TableRow611">
                <table:table-cell table:style-name="TableCell612">
                  <text:p text:style-name="P613">1. <text:s/>El Cajero introduce la cantidad de dinero en efectivo entregada</text:p>
                </table:table-cell>
                <table:table-cell table:style-name="TableCell614">
                  <text:p text:style-name="P615"/>
                </table:table-cell>
              </table:table-row>
              <table:table-row table:style-name="TableRow616">
                <table:table-cell table:style-name="TableCell617">
                  <text:p text:style-name="P618"/>
                </table:table-cell>
                <table:table-cell table:style-name="TableCell619">
                  <text:p text:style-name="P620">2. El Sistema muestra la cantidad de dinero a devolver y abre el cajón de caja</text:p>
                </table:table-cell>
              </table:table-row>
              <table:table-row table:style-name="TableRow621">
                <table:table-cell table:style-name="TableCell622">
                  <text:p text:style-name="P623">3. El Cajero deposita el dinero entregado y devuelve el cambio al<text:s/>Cliente Mayorista</text:p>
                </table:table-cell>
                <table:table-cell table:style-name="TableCell624">
                  <text:p text:style-name="P625"/>
                </table:table-cell>
              </table:table-row>
              <table:table-row table:style-name="TableRow626">
                <table:table-cell table:style-name="TableCell627">
                  <text:p text:style-name="P628"/>
                </table:table-cell>
                <table:table-cell table:style-name="TableCell629">
                  <text:p text:style-name="P630">4. El Sistema registra el pago en efectivo</text:p>
                </table:table-cell>
              </table:table-row>
            </table:table>
            <text:p text:style-name="P631"/>
          </table:table-cell>
          <table:covered-table-cell/>
        </table:table-row>
        <table:table-row table:style-name="TableRow632">
          <table:table-cell table:style-name="TableCell633" table:number-columns-spanned="2">
            <table:table table:style-name="Table634">
              <table:table-columns>
                <table:table-column table:style-name="TableColumn635"/>
                <table:table-column table:style-name="TableColumn636"/>
              </table:table-columns>
              <table:table-row table:style-name="TableRow637">
                <table:table-cell table:style-name="TableCell638" table:number-columns-spanned="2">
                  <text:p text:style-name="P639">8.b Pago a Crédito</text:p>
                </table:table-cell>
                <table:covered-table-cell/>
              </table:table-row>
              <table:table-row table:style-name="TableRow640">
                <table:table-cell table:style-name="TableCell641">
                  <text:p text:style-name="P642">1. El<text:s/>Cliente Mayorista<text:s/>introduce su información de su cuenta de crédito</text:p>
                </table:table-cell>
                <table:table-cell table:style-name="TableCell643">
                  <text:p text:style-name="P644"/>
                </table:table-cell>
              </table:table-row>
              <table:table-row table:style-name="TableRow645">
                <table:table-cell table:style-name="TableCell646">
                  <text:p text:style-name="P647"/>
                </table:table-cell>
                <table:table-cell table:style-name="TableCell648">
                  <text:p text:style-name="P649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650">
                <table:table-cell table:style-name="TableCell651">
                  <text:p text:style-name="P652"/>
                </table:table-cell>
                <table:table-cell table:style-name="TableCell653">
                  <text:p text:style-name="P654">3. El Sistema recibe la notificación del pago y lo notifica al Cajero</text:p>
                </table:table-cell>
              </table:table-row>
              <table:table-row table:style-name="TableRow655">
                <table:table-cell table:style-name="TableCell656">
                  <text:p text:style-name="P657"/>
                </table:table-cell>
                <table:table-cell table:style-name="TableCell658">
                  <text:p text:style-name="P659">4. El Sistema registra el pago a crédito, que incluye la aprobación del pago</text:p>
                </table:table-cell>
              </table:table-row>
              <table:table-row table:style-name="TableRow660">
                <table:table-cell table:style-name="TableCell661">
                  <text:p text:style-name="P662"/>
                </table:table-cell>
                <table:table-cell table:style-name="TableCell663">
                  <text:p text:style-name="P664">5. El Sistema presenta el mecanismo de entrada para la firma del pago a crédito</text:p>
                </table:table-cell>
              </table:table-row>
              <table:table-row table:style-name="TableRow665">
                <table:table-cell table:style-name="TableCell666">
                  <text:p text:style-name="P667">6. El Cajero le pide al<text:s/>Cliente Mayorista<text:s/>que firme el pago a crédito, El<text:s/>Cliente Mayorista<text:s/>introduce la firma</text:p>
                </table:table-cell>
                <table:table-cell table:style-name="TableCell668">
                  <text:p text:style-name="P669"/>
                </table:table-cell>
              </table:table-row>
            </table:table>
            <text:p text:style-name="P670"/>
          </table:table-cell>
          <table:covered-table-cell/>
        </table:table-row>
        <table:table-row table:style-name="TableRow671">
          <table:table-cell table:style-name="TableCell672" table:number-columns-spanned="2">
            <table:table table:style-name="Table673">
              <table:table-columns>
                <table:table-column table:style-name="TableColumn674"/>
                <table:table-column table:style-name="TableColumn675"/>
              </table:table-columns>
              <table:table-row table:style-name="TableRow676">
                <table:table-cell table:style-name="TableCell677" table:number-columns-spanned="2">
                  <text:p text:style-name="P678">8.b.2.a El Sistema detecta un fallo en la colaboración con el sistema externo</text:p>
                </table:table-cell>
                <table:covered-table-cell/>
              </table:table-row>
              <table:table-row table:style-name="TableRow679">
                <table:table-cell table:style-name="TableCell680">
                  <text:p text:style-name="P681"/>
                </table:table-cell>
                <table:table-cell table:style-name="TableCell682">
                  <text:p text:style-name="P683">1. El Sistema señala el error al Cajero</text:p>
                </table:table-cell>
              </table:table-row>
              <table:table-row table:style-name="TableRow684">
                <table:table-cell table:style-name="TableCell685">
                  <text:p text:style-name="P686">2. El Cajero le pide al<text:s/>Cliente Mayorista<text:s/>un modo de pago alternativo</text:p>
                </table:table-cell>
                <table:table-cell table:style-name="TableCell687">
                  <text:p text:style-name="P688"/>
                </table:table-cell>
              </table:table-row>
            </table:table>
            <text:p text:style-name="P689"/>
          </table:table-cell>
          <table:covered-table-cell/>
        </table:table-row>
        <table:table-row table:style-name="TableRow690">
          <table:table-cell table:style-name="TableCell691" table:number-columns-spanned="2">
            <table:table table:style-name="Table692">
              <table:table-columns>
                <table:table-column table:style-name="TableColumn693"/>
                <table:table-column table:style-name="TableColumn694"/>
              </table:table-columns>
              <table:table-row table:style-name="TableRow695">
                <table:table-cell table:style-name="TableCell696" table:number-columns-spanned="2">
                  <text:p text:style-name="P697">8.b.3.a El Sistema recibe la denegación del pago</text:p>
                </table:table-cell>
                <table:covered-table-cell/>
              </table:table-row>
              <table:table-row table:style-name="TableRow698">
                <table:table-cell table:style-name="TableCell699">
                  <text:p text:style-name="P700"/>
                </table:table-cell>
                <table:table-cell table:style-name="TableCell701">
                  <text:p text:style-name="P702">1. El Sistema señala la denegación al Cajero</text:p>
                </table:table-cell>
              </table:table-row>
              <table:table-row table:style-name="TableRow703">
                <table:table-cell table:style-name="TableCell704">
                  <text:p text:style-name="P705">2. El Cajero pide al cliente un modo de pago alternativo</text:p>
                </table:table-cell>
                <table:table-cell table:style-name="TableCell706">
                  <text:p text:style-name="P707"/>
                </table:table-cell>
              </table:table-row>
            </table:table>
            <text:p text:style-name="P708"/>
          </table:table-cell>
          <table:covered-table-cell/>
        </table:table-row>
        <table:table-row table:style-name="TableRow709">
          <table:table-cell table:style-name="TableCell710" table:number-columns-spanned="2">
            <table:table table:style-name="Table711">
              <table:table-columns>
                <table:table-column table:style-name="TableColumn712"/>
                <table:table-column table:style-name="TableColumn713"/>
              </table:table-columns>
              <table:table-row table:style-name="TableRow714">
                <table:table-cell table:style-name="TableCell715" table:number-columns-spanned="2">
                  <text:soft-page-break/>
                  <text:p text:style-name="P716">8.c Pago con Cheque</text:p>
                </table:table-cell>
                <table:covered-table-cell/>
              </table:table-row>
              <table:table-row table:style-name="TableRow717">
                <table:table-cell table:style-name="TableCell718">
                  <text:p text:style-name="P719">1. El<text:s/>Cliente Mayorista<text:s/>introduce su información de su cuenta de cheque</text:p>
                </table:table-cell>
                <table:table-cell table:style-name="TableCell720">
                  <text:p text:style-name="P721"/>
                </table:table-cell>
              </table:table-row>
              <table:table-row table:style-name="TableRow722">
                <table:table-cell table:style-name="TableCell723">
                  <text:p text:style-name="P724"/>
                </table:table-cell>
                <table:table-cell table:style-name="TableCell725">
                  <text:p text:style-name="P726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27">
                <table:table-cell table:style-name="TableCell728">
                  <text:p text:style-name="P729"/>
                </table:table-cell>
                <table:table-cell table:style-name="TableCell730">
                  <text:p text:style-name="P731">3. El Sistema recibe la notificación del pago y lo notifica al Cajero</text:p>
                </table:table-cell>
              </table:table-row>
              <table:table-row table:style-name="TableRow732">
                <table:table-cell table:style-name="TableCell733">
                  <text:p text:style-name="P734"/>
                </table:table-cell>
                <table:table-cell table:style-name="TableCell735">
                  <text:p text:style-name="P736">4. El Sistema registra el pago con cheque, que incluye la aprobación del pago</text:p>
                </table:table-cell>
              </table:table-row>
              <table:table-row table:style-name="TableRow737">
                <table:table-cell table:style-name="TableCell738">
                  <text:p text:style-name="P739"/>
                </table:table-cell>
                <table:table-cell table:style-name="TableCell740">
                  <text:p text:style-name="P741">5. El Sistema presenta el mecanismo de entrada para la firma del pago con cheque</text:p>
                </table:table-cell>
              </table:table-row>
              <table:table-row table:style-name="TableRow742">
                <table:table-cell table:style-name="TableCell743">
                  <text:p text:style-name="P744">6. El Cajero le pide al<text:s/>Cliente Mayorista<text:s/>que firme el pago con cheque, El<text:s/>Cliente Mayorista<text:s/>introduce la firma</text:p>
                </table:table-cell>
                <table:table-cell table:style-name="TableCell745">
                  <text:p text:style-name="P746"/>
                </table:table-cell>
              </table:table-row>
            </table:table>
            <text:p text:style-name="P747"/>
          </table:table-cell>
          <table:covered-table-cell/>
        </table:table-row>
        <table:table-row table:style-name="TableRow748">
          <table:table-cell table:style-name="TableCell749" table:number-columns-spanned="2">
            <table:table table:style-name="Table750">
              <table:table-columns>
                <table:table-column table:style-name="TableColumn751"/>
                <table:table-column table:style-name="TableColumn752"/>
              </table:table-columns>
              <table:table-row table:style-name="TableRow753">
                <table:table-cell table:style-name="TableCell754" table:number-columns-spanned="2">
                  <text:p text:style-name="P755">8.d Pago a Cuenta</text:p>
                </table:table-cell>
                <table:covered-table-cell/>
              </table:table-row>
              <table:table-row table:style-name="TableRow756">
                <table:table-cell table:style-name="TableCell757">
                  <text:p text:style-name="P758">1. El<text:s/>Cliente Mayorista<text:s/>introduce su información de su cuenta<text:s/></text:p>
                </table:table-cell>
                <table:table-cell table:style-name="TableCell759">
                  <text:p text:style-name="P760"/>
                </table:table-cell>
              </table:table-row>
              <table:table-row table:style-name="TableRow761">
                <table:table-cell table:style-name="TableCell762">
                  <text:p text:style-name="P763"/>
                </table:table-cell>
                <table:table-cell table:style-name="TableCell764">
                  <text:p text:style-name="P765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66">
                <table:table-cell table:style-name="TableCell767">
                  <text:p text:style-name="P768"/>
                </table:table-cell>
                <table:table-cell table:style-name="TableCell769">
                  <text:p text:style-name="P770">3. El Sistema recibe la notificación del pago y lo notifica al Cajero</text:p>
                </table:table-cell>
              </table:table-row>
              <table:table-row table:style-name="TableRow771">
                <table:table-cell table:style-name="TableCell772">
                  <text:p text:style-name="P773"/>
                </table:table-cell>
                <table:table-cell table:style-name="TableCell774">
                  <text:p text:style-name="P775">4. El Sistema registra el pago a cuenta, que incluye la aprobación del pago</text:p>
                </table:table-cell>
              </table:table-row>
              <table:table-row table:style-name="TableRow776">
                <table:table-cell table:style-name="TableCell777">
                  <text:p text:style-name="P778"/>
                </table:table-cell>
                <table:table-cell table:style-name="TableCell779">
                  <text:p text:style-name="P780">5. El Sistema presenta el mecanismo de entrada para la firma del pago a cuenta</text:p>
                </table:table-cell>
              </table:table-row>
              <table:table-row table:style-name="TableRow781">
                <table:table-cell table:style-name="TableCell782">
                  <text:p text:style-name="P783">6. El Cajero le pide al<text:s/>Cliente Mayorista<text:s/>que firme el pago a cuenta, El<text:s/>Cliente Mayorista<text:s/>introduce la firma</text:p>
                </table:table-cell>
                <table:table-cell table:style-name="TableCell784">
                  <text:p text:style-name="P785"/>
                </table:table-cell>
              </table:table-row>
            </table:table>
            <text:p text:style-name="P786"/>
          </table:table-cell>
          <table:covered-table-cell/>
        </table:table-row>
        <table:table-row table:style-name="TableRow787">
          <table:table-cell table:style-name="TableCell788" table:number-columns-spanned="2">
            <table:table table:style-name="Table789">
              <table:table-columns>
                <table:table-column table:style-name="TableColumn790"/>
                <table:table-column table:style-name="TableColumn791"/>
              </table:table-columns>
              <table:table-row table:style-name="TableRow792">
                <table:table-cell table:style-name="TableCell793" table:number-columns-spanned="2">
                  <text:p text:style-name="P794">8.e El<text:s/>Cliente Mayorista<text:s/>presenta cupones</text:p>
                  <text:p text:style-name="P795">Antes de Gestionar el pago</text:p>
                </table:table-cell>
                <table:covered-table-cell/>
              </table:table-row>
              <table:table-row table:style-name="TableRow796">
                <table:table-cell table:style-name="TableCell797">
                  <text:p text:style-name="P798">1. El Cajero recoge cada cupón e introduce el código de cada uno<text:s/></text:p>
                </table:table-cell>
                <table:table-cell table:style-name="TableCell799">
                  <text:p text:style-name="P800"/>
                </table:table-cell>
              </table:table-row>
              <table:table-row table:style-name="TableRow801">
                <table:table-cell table:style-name="TableCell802">
                  <text:p text:style-name="P803"/>
                </table:table-cell>
                <table:table-cell table:style-name="TableCell804">
                  <text:p text:style-name="P805">2. El Sistema reduce el pago como sea oportuno</text:p>
                </table:table-cell>
              </table:table-row>
              <table:table-row table:style-name="TableRow806">
                <table:table-cell table:style-name="TableCell807">
                  <text:p text:style-name="P808"/>
                </table:table-cell>
                <table:table-cell table:style-name="TableCell809">
                  <text:p text:style-name="P810">3. El sistema registra los cupones utilizados por razones de contabilidad</text:p>
                </table:table-cell>
              </table:table-row>
            </table:table>
            <text:p text:style-name="P811"/>
          </table:table-cell>
          <table:covered-table-cell/>
        </table:table-row>
        <table:table-row table:style-name="TableRow812">
          <table:table-cell table:style-name="TableCell813" table:number-columns-spanned="2">
            <table:table table:style-name="Table814">
              <table:table-columns>
                <table:table-column table:style-name="TableColumn815"/>
                <table:table-column table:style-name="TableColumn816"/>
              </table:table-columns>
              <table:table-row table:style-name="TableRow817">
                <table:table-cell table:style-name="TableCell818" table:number-columns-spanned="2">
                  <text:p text:style-name="P819">8.e.1.a El Cupón introducido no es válido para ninguno de los artículos comprados</text:p>
                </table:table-cell>
                <table:covered-table-cell/>
              </table:table-row>
              <table:table-row table:style-name="TableRow820">
                <table:table-cell table:style-name="TableCell821">
                  <text:p text:style-name="P822"/>
                </table:table-cell>
                <table:table-cell table:style-name="TableCell823">
                  <text:p text:style-name="P824">1. El Sistema señala error al Cajero</text:p>
                </table:table-cell>
              </table:table-row>
            </table:table>
            <text:p text:style-name="P825"/>
          </table:table-cell>
          <table:covered-table-cell/>
        </table:table-row>
        <table:table-row table:style-name="TableRow826">
          <table:table-cell table:style-name="TableCell827" table:number-columns-spanned="2">
            <table:table table:style-name="Table828">
              <table:table-columns>
                <table:table-column table:style-name="TableColumn829"/>
                <table:table-column table:style-name="TableColumn830"/>
              </table:table-columns>
              <table:table-row table:style-name="TableRow831">
                <table:table-cell table:style-name="TableCell832" table:number-columns-spanned="2">
                  <text:p text:style-name="P833">10.a Hay rebajas en los artículos</text:p>
                </table:table-cell>
                <table:covered-table-cell/>
              </table:table-row>
              <table:table-row table:style-name="TableRow834">
                <table:table-cell table:style-name="TableCell835">
                  <text:p text:style-name="P836"/>
                </table:table-cell>
                <table:table-cell table:style-name="TableCell837">
                  <text:p text:style-name="P838">1. El Sistema presenta los formularios de rebaja y los recibos de descuento para cada artículo con una rebaja</text:p>
                </table:table-cell>
              </table:table-row>
            </table:table>
            <text:p text:style-name="P839"/>
          </table:table-cell>
          <table:covered-table-cell/>
        </table:table-row>
        <table:table-row table:style-name="TableRow840">
          <table:table-cell table:style-name="TableCell841" table:number-columns-spanned="2">
            <table:table table:style-name="Table842">
              <table:table-columns>
                <table:table-column table:style-name="TableColumn843"/>
                <table:table-column table:style-name="TableColumn844"/>
              </table:table-columns>
              <table:table-row table:style-name="TableRow845">
                <table:table-cell table:style-name="TableCell846" table:number-columns-spanned="2">
                  <text:p text:style-name="P847">10.b El<text:s/>Cliente Mayorista<text:s/>solicita un vale de regalo (sin precio visible)</text:p>
                </table:table-cell>
                <table:covered-table-cell/>
              </table:table-row>
              <table:table-row table:style-name="TableRow848">
                <table:table-cell table:style-name="TableCell849">
                  <text:p text:style-name="P850">1. El Cajero solicita un vale de regalo</text:p>
                </table:table-cell>
                <table:table-cell table:style-name="TableCell851">
                  <text:p text:style-name="P852"/>
                </table:table-cell>
              </table:table-row>
              <table:table-row table:style-name="TableRow853">
                <table:table-cell table:style-name="TableCell854">
                  <text:p text:style-name="P855"/>
                </table:table-cell>
                <table:table-cell table:style-name="TableCell856">
                  <text:p text:style-name="P857">2. El Sistema lo proporciona</text:p>
                </table:table-cell>
              </table:table-row>
            </table:table>
            <text:p text:style-name="P858"/>
          </table:table-cell>
          <table:covered-table-cell/>
        </table:table-row>
        <table:table-row table:style-name="TableRow859">
          <table:table-cell table:style-name="TableCell860" table:number-columns-spanned="2">
            <text:p text:style-name="P861"/>
          </table:table-cell>
          <table:covered-table-cell/>
        </table:table-row>
        <table:table-row table:style-name="TableRow862">
          <table:table-cell table:style-name="TableCell863" table:number-columns-spanned="2">
            <text:p text:style-name="P864">Observación: No contempla la<text:s/>venta Minorista, se analizara en un caso de uso “Procesar Venta<text:s/>Minorista (UC-02)”<text:s/></text:p>
          </table:table-cell>
          <table:covered-table-cell/>
        </table:table-row>
        <table:table-row table:style-name="TableRow865">
          <table:table-cell table:style-name="TableCell866" table:number-columns-spanned="2">
            <text:p text:style-name="TableContents"><text:span text:style-name="T867">Reglas de Negocio Asociadas:<text:s/></text:span><text:span text:style-name="T868">RF-01, RF-02, RF-03, RF-04, RF-07, RF-08, RF-09</text:span></text:p>
          </table:table-cell>
          <table:covered-table-cell/>
        </table:table-row>
        <table:table-row table:style-name="TableRow869">
          <table:table-cell table:style-name="TableCell870" table:number-columns-spanned="2">
            <text:p text:style-name="P871">Requerimientos no Funcionales Asociados:</text:p>
          </table:table-cell>
          <table:covered-table-cell/>
        </table:table-row>
        <table:table-row table:style-name="TableRow872">
          <table:table-cell table:style-name="TableCell873">
            <text:p text:style-name="P874">Fuente: Roberto Sueldo</text:p>
          </table:table-cell>
          <table:table-cell table:style-name="TableCell875">
            <text:p text:style-name="P876">Referencia Fuente: Trabajo Practico Integrador POO</text:p>
          </table:table-cell>
        </table:table-row>
        <table:table-row table:style-name="TableRow877">
          <table:table-cell table:style-name="TableCell878" table:number-columns-spanned="2">
            <text:p text:style-name="P879">Asociación de Extensión: Procesar Venta (UC-01)</text:p>
          </table:table-cell>
          <table:covered-table-cell/>
        </table:table-row>
        <table:table-row table:style-name="TableRow880">
          <table:table-cell table:style-name="TableCell881" table:number-columns-spanned="2">
            <text:p text:style-name="P882">Asociación de Inclusión: Ajustar Stock Góndola (UC-05)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Caso de Uso donde se incluye: Ninguno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Caso de Uso al que extiende: Ninguno</text:p>
          </table:table-cell>
          <table:covered-table-cell/>
        </table:table-row>
        <table:table-row table:style-name="TableRow889">
          <table:table-cell table:style-name="TableCell890" table:number-columns-spanned="2">
            <text:p text:style-name="P891">Caso de Uso de generalización: Ninguno</text:p>
          </table:table-cell>
          <table:covered-table-cell/>
        </table:table-row>
        <table:table-row table:style-name="TableRow892">
          <table:table-cell table:style-name="TableCell893" table:number-columns-spanned="2">
            <text:p text:style-name="P894">Historia de cambios</text:p>
          </table:table-cell>
          <table:covered-table-cell/>
        </table:table-row>
      </table:table>
      <text:p text:style-name="P895"/>
      <table:table table:style-name="Table896">
        <table:table-columns>
          <table:table-column table:style-name="TableColumn897"/>
          <table:table-column table:style-name="TableColumn898"/>
          <table:table-column table:style-name="TableColumn899"/>
          <table:table-column table:style-name="TableColumn900"/>
        </table:table-columns>
        <table:table-row table:style-name="TableRow901">
          <table:table-cell table:style-name="TableCell902">
            <text:p text:style-name="P903">Versión</text:p>
          </table:table-cell>
          <table:table-cell table:style-name="TableCell904">
            <text:p text:style-name="P905">Fecha</text:p>
          </table:table-cell>
          <table:table-cell table:style-name="TableCell906">
            <text:p text:style-name="P907">Autor</text:p>
          </table:table-cell>
          <table:table-cell table:style-name="TableCell908">
            <text:p text:style-name="P909">Descripción de Cambio</text:p>
          </table:table-cell>
        </table:table-row>
        <table:table-row table:style-name="TableRow910">
          <table:table-cell table:style-name="TableCell911">
            <text:p text:style-name="P912">1.0</text:p>
          </table:table-cell>
          <table:table-cell table:style-name="TableCell913">
            <text:p text:style-name="P914">11/07/2015</text:p>
          </table:table-cell>
          <table:table-cell table:style-name="TableCell915">
            <text:p text:style-name="P916">Betancur Damián Ariel</text:p>
          </table:table-cell>
          <table:table-cell table:style-name="TableCell917">
            <text:p text:style-name="P918">Inicio del caso de uso</text:p>
          </table:table-cell>
        </table:table-row>
        <table:table-row table:style-name="TableRow919">
          <table:table-cell table:style-name="TableCell920">
            <text:p text:style-name="P921">1.0</text:p>
          </table:table-cell>
          <table:table-cell table:style-name="TableCell922">
            <text:p text:style-name="P923">15/07/2015</text:p>
          </table:table-cell>
          <table:table-cell table:style-name="TableCell924">
            <text:p text:style-name="P925">Betancur Damián Ariel</text:p>
          </table:table-cell>
          <table:table-cell table:style-name="TableCell926">
            <text:p text:style-name="P927"><text:span text:style-name="T928">Extensión del Caso de Uso<text:s/></text:span><text:span text:style-name="T929">“Procesar Venta (UC-01)”</text:span></text:p>
          </table:table-cell>
        </table:table-row>
        <table:table-row table:style-name="TableRow930">
          <table:table-cell table:style-name="TableCell931">
            <text:p text:style-name="P932">1.0</text:p>
          </table:table-cell>
          <table:table-cell table:style-name="TableCell933">
            <text:p text:style-name="P934">15/07/2015</text:p>
          </table:table-cell>
          <table:table-cell table:style-name="TableCell935">
            <text:p text:style-name="P936">Betancur Damián Ariel</text:p>
          </table:table-cell>
          <table:table-cell table:style-name="TableCell937">
            <text:p text:style-name="P938"><text:span text:style-name="T939">Relación con caso de uso<text:s/></text:span><text:span text:style-name="T940">“Ajustar Stock Góndola (UC-05)”</text:span></text:p>
          </table:table-cell>
        </table:table-row>
        <table:table-row table:style-name="TableRow941">
          <table:table-cell table:style-name="TableCell942">
            <text:p text:style-name="P943">1.0</text:p>
          </table:table-cell>
          <table:table-cell table:style-name="TableCell944">
            <text:p text:style-name="P945">15/07/2015</text:p>
          </table:table-cell>
          <table:table-cell table:style-name="TableCell946">
            <text:p text:style-name="P947">Betancur Damián Ariel</text:p>
          </table:table-cell>
          <table:table-cell table:style-name="TableCell948">
            <text:p text:style-name="P949">Identificación de Requisitos Funcionales</text:p>
          </table:table-cell>
        </table:table-row>
        <table:table-row table:style-name="TableRow950">
          <table:table-cell table:style-name="TableCell951">
            <text:p text:style-name="P952">1.0</text:p>
          </table:table-cell>
          <table:table-cell table:style-name="TableCell953">
            <text:p text:style-name="P954">15/07/2015</text:p>
          </table:table-cell>
          <table:table-cell table:style-name="TableCell955">
            <text:p text:style-name="P956">Betancur Damián Ariel</text:p>
          </table:table-cell>
          <table:table-cell table:style-name="TableCell957">
            <text:p text:style-name="P958">Identificación de Reglas de Negocio</text:p>
          </table:table-cell>
        </table:table-row>
        <table:table-row table:style-name="TableRow959">
          <table:table-cell table:style-name="TableCell960">
            <text:p text:style-name="P961">1.0</text:p>
          </table:table-cell>
          <table:table-cell table:style-name="TableCell962">
            <text:p text:style-name="P963">00/07/2015</text:p>
          </table:table-cell>
          <table:table-cell table:style-name="TableCell964">
            <text:p text:style-name="P965">Betancur Damián Ariel</text:p>
          </table:table-cell>
          <table:table-cell table:style-name="TableCell966">
            <text:p text:style-name="P967">Diagrama de Secuencia del Sistema (DSS)</text:p>
          </table:table-cell>
        </table:table-row>
        <table:table-row table:style-name="TableRow968">
          <table:table-cell table:style-name="TableCell969">
            <text:p text:style-name="P970">1.0</text:p>
          </table:table-cell>
          <table:table-cell table:style-name="TableCell971">
            <text:p text:style-name="P972">00/07/2015</text:p>
          </table:table-cell>
          <table:table-cell table:style-name="TableCell973">
            <text:p text:style-name="P974">Betancur Damián Ariel</text:p>
          </table:table-cell>
          <table:table-cell table:style-name="TableCell975">
            <text:p text:style-name="P976">Codificación del caso de uso, asociación de requisitos y reglas del nego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17T14:52:00Z</dc:date>
    <meta:print-date>2014-11-21T17:11:00Z</meta:print-date>
    <meta:template xlink:href="Normal" xlink:type="simple"/>
    <meta:editing-cycles>165</meta:editing-cycles>
    <meta:editing-duration>PT59880S</meta:editing-duration>
    <meta:document-statistic meta:page-count="5" meta:paragraph-count="24" meta:word-count="1922" meta:character-count="12469" meta:row-count="88" meta:non-whitespace-character-count="10571"/>
  </office:meta>
</office:document-meta>
</file>